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06ff6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Index_20_Heading">
      <style:paragraph-properties fo:break-before="page"/>
      <style:text-properties officeooo:paragraph-rsid="00206ff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 text:style-name="Sect1" text:protected="true" text:name="Alphabetical Index1">
        <text:alphabetical-index-source text:main-entry-style-name="Main_20_index_20_entry" text:sort-algorithm="alphanumeric" fo:language="es" fo:country="E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Alphabetical Index</text:p>
          </text:index-title>
          <text:p text:style-name="P2">Abstract<text:tab/>34</text:p>
          <text:p text:style-name="P2">ApacheCommons<text:tab/>37</text:p>
          <text:p text:style-name="P2">ArrayList<text:tab/>15</text:p>
          <text:p text:style-name="P2">Boolean (parseBoolean)<text:tab/>4</text:p>
          <text:p text:style-name="P2">Character<text:tab/>5</text:p>
          <text:p text:style-name="P2">ClassRelationships<text:tab/>20</text:p>
          <text:p text:style-name="P2">Compare String<text:tab/>6</text:p>
          <text:p text:style-name="P2">ComplexCalc<text:tab/>13</text:p>
          <text:p text:style-name="P2">Constants<text:tab/>25</text:p>
          <text:p text:style-name="P2">Constructors<text:tab/>24</text:p>
          <text:p text:style-name="P2">Converting Numbers<text:tab/>3</text:p>
          <text:p text:style-name="P2">Copy File<text:tab/>36</text:p>
          <text:p text:style-name="P2">Create class<text:tab/>17</text:p>
          <text:p text:style-name="P2">Currencies<text:tab/>3</text:p>
          <text:p text:style-name="P2">Dates and Times<text:tab/>8</text:p>
          <text:p text:style-name="P2">Debugging<text:tab/>9</text:p>
          <text:p text:style-name="P2">enums<text:tab/>27</text:p>
          <text:p text:style-name="P2">Errors and Exceptions<text:tab/>9</text:p>
          <text:p text:style-name="P2">Extending Classes<text:tab/>28</text:p>
          <text:p text:style-name="P2">Format Numbers<text:tab/>7</text:p>
          <text:p text:style-name="P2">HashMap<text:tab/>16</text:p>
          <text:p text:style-name="P2">If else<text:tab/>11</text:p>
          <text:p text:style-name="P2">Instance Methods<text:tab/>23</text:p>
          <text:p text:style-name="P2">Instance variables<text:tab/>22</text:p>
          <text:p text:style-name="P2">Interfaces<text:tab/>31</text:p>
          <text:p text:style-name="P2">Internet<text:tab/>38</text:p>
          <text:p text:style-name="P2">IterateCollections<text:tab/>16</text:p>
          <text:p text:style-name="P2">Jar files<text:tab/>41</text:p>
          <text:p text:style-name="P2">JavaDoc<text:tab/>38</text:p>
          <text:p text:style-name="P2">loops<text:tab/>11</text:p>
          <text:p text:style-name="P2">Math<text:tab/>4</text:p>
          <text:p text:style-name="P2">Methods<text:tab/>12</text:p>
          <text:p text:style-name="P2">Multiarray<text:tab/>15</text:p>
          <text:p text:style-name="P2">Multicatch<text:tab/>10</text:p>
          <text:p text:style-name="P2">NestedClasses<text:tab/>19</text:p>
          <text:p text:style-name="P2">NewIO<text:tab/>37</text:p>
          <text:p text:style-name="P2">Numbers<text:tab/>6</text:p>
          <text:p text:style-name="P2">Overloading<text:tab/>12</text:p>
          <text:p text:style-name="P2">Parsing Strings<text:tab/>7</text:p>
          <text:p text:style-name="P2">Simple Array<text:tab/>14</text:p>
          <text:p text:style-name="P2">String StringBuilder // Scanner<text:tab/>6</text:p>
          <text:p text:style-name="P2">Strings and chars<text:tab/>5</text:p>
          <text:p text:style-name="P2">switch<text:tab/>11</text:p>
          <text:p text:style-name="P2">throw<text:tab/>10</text:p>
          <text:p text:style-name="P2">Try and catch<text:tab/>9</text:p>
          <text:p text:style-name="P2">Work With Arguments<text:tab/>2</text:p>
        </text:index-body>
      </text:alphabetical-index>
      <text:p text:style-name="Preformatted_20_Text"/>
      <text:p text:style-name="P1">//Ch03_02 <text:alphabetical-index-mark-start text:id="IMark94278780401992"/><text:toc-mark-start text:id="IMark94278786882712" text:outline-level="1"/>Work With Arguments<text:toc-mark-end text:id="IMark94278786882712"/><text:alphabetical-index-mark-end text:id="IMark94278780401992"/></text:p>
      <text:p text:style-name="Preformatted_20_Text">______________________________</text:p>
      <text:p text:style-name="Preformatted_20_Text">public class Main {</text:p>
      <text:p text:style-name="Preformatted_20_Text"/>
      <text:p text:style-name="Preformatted_20_Text"><text:tab/>public static void main(String[] args) {</text:p>
      <text:p text:style-name="Preformatted_20_Text"><text:tab/><text:tab/>System.out.println("Hello from Java!");</text:p>
      <text:p text:style-name="Preformatted_20_Text"><text:tab/><text:tab/>System.out.println(args[0,1]);</text:p>
      <text:p text:style-name="Preformatted_20_Text"><text:tab/>}</text:p>
      <text:p text:style-name="Preformatted_20_Text"/>
      <text:p text:style-name="Preformatted_20_Text">}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><text:tab/> <text:s text:c="3"/>System.out.println("Hello from IDEA!");</text:p>
      <text:p text:style-name="Preformatted_20_Text"><text:s text:c="8"/>String aString = "David";</text:p>
      <text:p text:style-name="Preformatted_20_Text"><text:s text:c="8"/>System.out.println("Your name is " + aString);</text:p>
      <text:p text:style-name="Preformatted_20_Text"><text:s text:c="4"/>}</text:p>
      <text:p text:style-name="Preformatted_20_Text">}</text:p>
      <text:p text:style-name="Preformatted_20_Text"/>
      <text:p text:style-name="Preformatted_20_Text">/**</text:p>
      <text:p text:style-name="Preformatted_20_Text"><text:s/>* Write a description of class Main here.</text:p>
      <text:p text:style-name="Preformatted_20_Text"><text:s/>*</text:p>
      <text:p text:style-name="Preformatted_20_Text"><text:s/>* @author (your name)</text:p>
      <text:p text:style-name="Preformatted_20_Text"><text:s/>* @version (a version number or a date)</text:p>
      <text:p text:style-name="Preformatted_20_Text"><text:s/>*/</text:p>
      <text:p text:style-name="Preformatted_20_Text">public class Main</text:p>
      <text:p text:style-name="Preformatted_20_Text">{</text:p>
      <text:p text:style-name="Preformatted_20_Text"><text:s text:c="4"/>// instance variables - replace the example below with your own</text:p>
      <text:p text:style-name="Preformatted_20_Text"><text:s text:c="4"/>private int x;</text:p>
      <text:p text:style-name="Preformatted_20_Text"/>
      <text:p text:style-name="Preformatted_20_Text"><text:s text:c="4"/>/**</text:p>
      <text:p text:style-name="Preformatted_20_Text"><text:s text:c="5"/>* Constructor for objects of class Main</text:p>
      <text:p text:style-name="Preformatted_20_Text"><text:s text:c="5"/>*/</text:p>
      <text:p text:style-name="Preformatted_20_Text"><text:s text:c="4"/>public Main()</text:p>
      <text:p text:style-name="Preformatted_20_Text"><text:s text:c="4"/>{</text:p>
      <text:p text:style-name="Preformatted_20_Text"><text:s text:c="8"/>// initialise instance variables</text:p>
      <text:p text:style-name="Preformatted_20_Text"><text:s text:c="8"/>x = 0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An example of a method - replace this comment with your own</text:p>
      <text:p text:style-name="Preformatted_20_Text"><text:s text:c="5"/>*</text:p>
      <text:p text:style-name="Preformatted_20_Text"><text:s text:c="5"/>* @param <text:s/>y <text:s text:c="2"/>a sample parameter for a method</text:p>
      <text:p text:style-name="Preformatted_20_Text"><text:s text:c="5"/>* @return <text:s text:c="4"/>the sum of x and y</text:p>
      <text:p text:style-name="Preformatted_20_Text"><text:s text:c="5"/>*/</text:p>
      <text:p text:style-name="Preformatted_20_Text"><text:s text:c="4"/>public int sampleMethod(int y)</text:p>
      <text:p text:style-name="Preformatted_20_Text"><text:s text:c="4"/>{</text:p>
      <text:p text:style-name="Preformatted_20_Text"><text:s text:c="8"/>// put your code here</text:p>
      <text:p text:style-name="Preformatted_20_Text"><text:s text:c="8"/>return x + y;</text:p>
      <text:p text:style-name="Preformatted_20_Text"><text:s text:c="4"/>}</text:p>
      <text:p text:style-name="Preformatted_20_Text"/>
      <text:p text:style-name="Preformatted_20_Text"><text:s text:c="4"/>public static void main(String[] args) {</text:p>
      <text:p text:style-name="Preformatted_20_Text"><text:s text:c="8"/>System.out.println("Hello from BlueJ!");</text:p>
      <text:p text:style-name="Preformatted_20_Text"><text:s text:c="4"/>}</text:p>
      <text:p text:style-name="Preformatted_20_Text">}</text:p>
      <text:p text:style-name="Preformatted_20_Text"/>
      <text:p text:style-name="Preformatted_20_Text">//Ch04_02 <text:toc-mark-start text:id="IMark94278691502712" text:outline-level="1"/>Primitive Numbers<text:toc-mark-end text:id="IMark94278691502712"/></text:p>
      <text:p text:style-name="Preformatted_20_Text">----------------------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byte b = 1;</text:p>
      <text:p text:style-name="Preformatted_20_Text"><text:s text:c="8"/>short sh = 1;</text:p>
      <text:p text:style-name="Preformatted_20_Text"><text:soft-page-break/><text:s text:c="8"/>int i = 1;</text:p>
      <text:p text:style-name="Preformatted_20_Text"><text:s text:c="8"/>long l = 1L;</text:p>
      <text:p text:style-name="Preformatted_20_Text"/>
      <text:p text:style-name="Preformatted_20_Text"><text:s text:c="8"/>float f = 1f;</text:p>
      <text:p text:style-name="Preformatted_20_Text"><text:s text:c="8"/>double d = 1d;</text:p>
      <text:p text:style-name="Preformatted_20_Text"/>
      <text:p text:style-name="Preformatted_20_Text"><text:s text:c="8"/>System.out.println("Byte: " + b);</text:p>
      <text:p text:style-name="Preformatted_20_Text"><text:s text:c="8"/>System.out.println("Short: " + sh);</text:p>
      <text:p text:style-name="Preformatted_20_Text"><text:s text:c="8"/>System.out.println("Int: " + i);</text:p>
      <text:p text:style-name="Preformatted_20_Text"><text:s text:c="8"/>System.out.println("Long: " + l);</text:p>
      <text:p text:style-name="Preformatted_20_Text"><text:s text:c="8"/>System.out.println("Float: " + f);</text:p>
      <text:p text:style-name="Preformatted_20_Text"><text:s text:c="8"/>System.out.println("Double: " + d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Ch04_03 <text:alphabetical-index-mark-start text:id="IMark94278680075352"/><text:toc-mark-start text:id="IMark94278782611352" text:outline-level="1"/>Currencies<text:toc-mark-end text:id="IMark94278782611352"/><text:alphabetical-index-mark-end text:id="IMark94278680075352"/></text:p>
      <text:p text:style-name="Preformatted_20_Text">============</text:p>
      <text:p text:style-name="Preformatted_20_Text">import java.math.BigDecimal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double value = .012;</text:p>
      <text:p text:style-name="Preformatted_20_Text"/>
      <text:p text:style-name="Preformatted_20_Text"><text:s text:c="8"/>double pSum = value + value + value;</text:p>
      <text:p text:style-name="Preformatted_20_Text"/>
      <text:p text:style-name="Preformatted_20_Text"><text:s text:c="8"/>System.out.println("Sum of primitives: " +pSum);</text:p>
      <text:p text:style-name="Preformatted_20_Text"/>
      <text:p text:style-name="Preformatted_20_Text"><text:s text:c="8"/>String strValue = Double.toString(value);</text:p>
      <text:p text:style-name="Preformatted_20_Text"><text:s text:c="8"/>System.out.println("strValue: " + strValue);</text:p>
      <text:p text:style-name="Preformatted_20_Text"><text:s text:c="8"/>BigDecimal bigValue = new BigDecimal(strValue);</text:p>
      <text:p text:style-name="Preformatted_20_Text"/>
      <text:p text:style-name="Preformatted_20_Text"><text:s text:c="8"/>BigDecimal bSum = bigValue.add(bigValue).add(bigValue);</text:p>
      <text:p text:style-name="Preformatted_20_Text"/>
      <text:p text:style-name="Preformatted_20_Text"><text:s text:c="8"/>System.out.println("Sum of BigDecimals: " + bSum.toString()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Ch04_04 <text:alphabetical-index-mark-start text:id="IMark94278780401992"/><text:alphabetical-index-mark-start text:id="IMark94278782611256"/><text:toc-mark-start text:id="IMark94278785829448" text:outline-level="1"/>Converting Numbers<text:toc-mark-end text:id="IMark94278785829448"/><text:alphabetical-index-mark-end text:id="IMark94278782611256"/><text:alphabetical-index-mark-end text:id="IMark94278780401992"/></text:p>
      <text:p text:style-name="Preformatted_20_Text">===============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int intValue1 = 56;</text:p>
      <text:p text:style-name="Preformatted_20_Text"><text:s text:c="8"/>int intValue2 = intValue1;</text:p>
      <text:p text:style-name="Preformatted_20_Text"><text:s text:c="8"/>System.out.println("The 2nd value is " + intValue2);</text:p>
      <text:p text:style-name="Preformatted_20_Text"/>
      <text:p text:style-name="Preformatted_20_Text"><text:s text:c="8"/>long longValue1 = intValue1;</text:p>
      <text:p text:style-name="Preformatted_20_Text"><text:s text:c="8"/>System.out.println("The long value is " + longValue1);</text:p>
      <text:p text:style-name="Preformatted_20_Text"/>
      <text:p text:style-name="Preformatted_20_Text"><text:s text:c="8"/>short shortValue1 = (short) intValue1;</text:p>
      <text:p text:style-name="Preformatted_20_Text"><text:s text:c="8"/>System.out.println("The short value is " + shortValue1);</text:p>
      <text:p text:style-name="Preformatted_20_Text"/>
      <text:p text:style-name="Preformatted_20_Text"><text:s text:c="8"/>int intValue3 = 1024;</text:p>
      <text:p text:style-name="Preformatted_20_Text"><text:s text:c="8"/>byte byteValue = (byte) intValue3;</text:p>
      <text:p text:style-name="Preformatted_20_Text"><text:s text:c="8"/>System.out.println("The byte value is " + byteValue);</text:p>
      <text:p text:style-name="Preformatted_20_Text"/>
      <text:p text:style-name="Preformatted_20_Text"><text:s text:c="8"/>double doubleValue = 3.999999d;</text:p>
      <text:p text:style-name="Preformatted_20_Text"><text:s text:c="8"/>int intValue4 = (int) doubleValue;</text:p>
      <text:p text:style-name="Preformatted_20_Text"><text:soft-page-break/><text:s text:c="8"/>System.out.println("Double to int: " + intValue4);</text:p>
      <text:p text:style-name="Preformatted_20_Text"/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CH04_05 <text:toc-mark-start text:id="IMark94278785829544" text:outline-level="1"/><text:alphabetical-index-mark-start text:id="IMark94278780794728"/>Math<text:alphabetical-index-mark-end text:id="IMark94278780794728"/><text:toc-mark-end text:id="IMark94278785829544"/></text:p>
      <text:p text:style-name="Preformatted_20_Text">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int intValue1 = 56;</text:p>
      <text:p text:style-name="Preformatted_20_Text"><text:s text:c="8"/>int intValue2 = 42;</text:p>
      <text:p text:style-name="Preformatted_20_Text"/>
      <text:p text:style-name="Preformatted_20_Text"><text:s text:c="8"/>int result1 = intValue1 + intValue2;</text:p>
      <text:p text:style-name="Preformatted_20_Text"><text:s text:c="8"/>System.out.println("Addition: " + result1);</text:p>
      <text:p text:style-name="Preformatted_20_Text"/>
      <text:p text:style-name="Preformatted_20_Text"><text:s text:c="8"/>int result2 = intValue1 - intValue2;</text:p>
      <text:p text:style-name="Preformatted_20_Text"><text:s text:c="8"/>System.out.println("Subtraction: " + result2);</text:p>
      <text:p text:style-name="Preformatted_20_Text"/>
      <text:p text:style-name="Preformatted_20_Text"><text:s text:c="8"/>int result3 = intValue1 * intValue2;</text:p>
      <text:p text:style-name="Preformatted_20_Text"><text:s text:c="8"/>System.out.println("Multiplication: " + result3);</text:p>
      <text:p text:style-name="Preformatted_20_Text"/>
      <text:p text:style-name="Preformatted_20_Text"><text:s text:c="8"/>double result4 = (double) intValue1 / intValue2;</text:p>
      <text:p text:style-name="Preformatted_20_Text"><text:s text:c="8"/>System.out.println("Division: " + result4);</text:p>
      <text:p text:style-name="Preformatted_20_Text"/>
      <text:p text:style-name="Preformatted_20_Text"><text:s text:c="8"/>double result5 = (double) intValue1 % intValue2;</text:p>
      <text:p text:style-name="Preformatted_20_Text"><text:s text:c="8"/>System.out.println("Remainder: " + result5);</text:p>
      <text:p text:style-name="Preformatted_20_Text"/>
      <text:p text:style-name="Preformatted_20_Text"><text:s text:c="8"/>double doubleValue = -3.99999;</text:p>
      <text:p text:style-name="Preformatted_20_Text"><text:s text:c="8"/>long rounded = Math.round(doubleValue);</text:p>
      <text:p text:style-name="Preformatted_20_Text"><text:s text:c="8"/>System.out.println("Rounded: " + rounded);</text:p>
      <text:p text:style-name="Preformatted_20_Text"/>
      <text:p text:style-name="Preformatted_20_Text"><text:s text:c="8"/>double absValue = Math.abs(doubleValue);</text:p>
      <text:p text:style-name="Preformatted_20_Text"><text:s text:c="8"/>System.out.println("Absolute: " + absValue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>//Ch04_06 <text:alphabetical-index-mark-start text:id="IMark94278783650360"/><text:toc-mark-start text:id="IMark94278783268248" text:outline-level="1"/>Boolean (parseBoolean)<text:toc-mark-end text:id="IMark94278783268248"/><text:alphabetical-index-mark-end text:id="IMark94278783650360"/></text:p>
      <text:p text:style-name="Preformatted_20_Text">==========</text:p>
      <text:p text:style-name="Preformatted_20_Text">public class Main {</text:p>
      <text:p text:style-name="Preformatted_20_Text"/>
      <text:p text:style-name="Preformatted_20_Text"><text:s text:c="4"/>static boolean bDef;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boolean b1 = true;</text:p>
      <text:p text:style-name="Preformatted_20_Text"><text:s text:c="8"/>boolean b2 = false;</text:p>
      <text:p text:style-name="Preformatted_20_Text"/>
      <text:p text:style-name="Preformatted_20_Text"><text:s text:c="8"/>System.out.println("The value of b1 is: " + b1);</text:p>
      <text:p text:style-name="Preformatted_20_Text"><text:s text:c="8"/>System.out.println("The value of b2 is: " + b2);</text:p>
      <text:p text:style-name="Preformatted_20_Text"><text:s text:c="8"/>System.out.println("The value of bDef is: " + bDef);</text:p>
      <text:p text:style-name="Preformatted_20_Text"/>
      <text:p text:style-name="Preformatted_20_Text"><text:s text:c="8"/>boolean b3 = !b1;</text:p>
      <text:p text:style-name="Preformatted_20_Text"><text:s text:c="8"/>System.out.println("The value of b3 is: " + b3);</text:p>
      <text:p text:style-name="Preformatted_20_Text"/>
      <text:p text:style-name="Preformatted_20_Text"><text:s text:c="8"/>int i1 = 0;</text:p>
      <text:p text:style-name="Preformatted_20_Text"><text:s text:c="8"/>boolean b4 = (i1 != 0);</text:p>
      <text:p text:style-name="Preformatted_20_Text"><text:s text:c="8"/>System.out.println("The value of b4 is: " + b4);</text:p>
      <text:p text:style-name="Preformatted_20_Text"/>
      <text:p text:style-name="Preformatted_20_Text"><text:soft-page-break/><text:s text:c="8"/>String sBoolean = "true";</text:p>
      <text:p text:style-name="Preformatted_20_Text"><text:s text:c="8"/>boolean parsed = Boolean.parseBoolean(sBoolean);</text:p>
      <text:p text:style-name="Preformatted_20_Text"><text:s text:c="8"/>System.out.println("Parsed: " + parsed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Ch04_07 <text:toc-mark-start text:id="IMark94278782169352" text:outline-level="1"/><text:alphabetical-index-mark-start text:id="IMark94278784022584"/>Character<text:alphabetical-index-mark-end text:id="IMark94278784022584"/><text:toc-mark-end text:id="IMark94278782169352"/></text:p>
      <text:p text:style-name="Preformatted_20_Text">====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char c1 = '1';</text:p>
      <text:p text:style-name="Preformatted_20_Text"><text:s text:c="8"/>char c2 = '2';</text:p>
      <text:p text:style-name="Preformatted_20_Text"><text:s text:c="8"/>char c3 = '3';</text:p>
      <text:p text:style-name="Preformatted_20_Text"><text:s text:c="8"/>System.out.println("Char 1: " + c1);</text:p>
      <text:p text:style-name="Preformatted_20_Text"><text:s text:c="8"/>System.out.println("Char 2: " + c2);</text:p>
      <text:p text:style-name="Preformatted_20_Text"><text:s text:c="8"/>System.out.println("Char 3: " + c3);</text:p>
      <text:p text:style-name="Preformatted_20_Text"/>
      <text:p text:style-name="Preformatted_20_Text"><text:s text:c="8"/>char dollarSign = '\u0024';</text:p>
      <text:p text:style-name="Preformatted_20_Text"><text:s text:c="8"/>System.out.println("Currency: " + dollarSign);</text:p>
      <text:p text:style-name="Preformatted_20_Text"/>
      <text:p text:style-name="Preformatted_20_Text"><text:s text:c="8"/>char a1 = 'a';</text:p>
      <text:p text:style-name="Preformatted_20_Text"><text:s text:c="8"/>char a2 = 'b';</text:p>
      <text:p text:style-name="Preformatted_20_Text"><text:s text:c="8"/>char a3 = 'c';</text:p>
      <text:p text:style-name="Preformatted_20_Text"><text:s text:c="8"/>System.out.print(Character.toUpperCase(a1));</text:p>
      <text:p text:style-name="Preformatted_20_Text"><text:s text:c="8"/>System.out.print(Character.toUpperCase(a2));</text:p>
      <text:p text:style-name="Preformatted_20_Text"><text:s text:c="8"/>System.out.println(Character.toUpperCase(a3)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cH05_02 <text:alphabetical-index-mark-start text:id="IMark94278784022584"/><text:toc-mark-start text:id="IMark94278783650360" text:outline-level="1"/>Strings and chars<text:toc-mark-end text:id="IMark94278783650360"/><text:alphabetical-index-mark-end text:id="IMark94278784022584"/></text:p>
      <text:p text:style-name="Preformatted_20_Text">======================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 s1 = "This is a String!";</text:p>
      <text:p text:style-name="Preformatted_20_Text"><text:s text:c="8"/>System.out.println(s1);</text:p>
      <text:p text:style-name="Preformatted_20_Text"/>
      <text:p text:style-name="Preformatted_20_Text"><text:s text:c="8"/>String s2 = new String("This is also a String!");</text:p>
      <text:p text:style-name="Preformatted_20_Text"><text:s text:c="8"/>System.out.println(s2);</text:p>
      <text:p text:style-name="Preformatted_20_Text"/>
      <text:p text:style-name="Preformatted_20_Text"><text:s text:c="8"/>String s3 = "Shirt size: ";</text:p>
      <text:p text:style-name="Preformatted_20_Text"><text:s text:c="8"/>String s4 = "M";</text:p>
      <text:p text:style-name="Preformatted_20_Text"><text:s text:c="8"/>String s5 = s3 + s4 + ", Qty: " + 4;</text:p>
      <text:p text:style-name="Preformatted_20_Text"><text:s text:c="8"/>System.out.println(s5);</text:p>
      <text:p text:style-name="Preformatted_20_Text"/>
      <text:p text:style-name="Preformatted_20_Text"><text:s text:c="8"/>char[] chars = {'H', 'e', 'l', 'l', 'o'};</text:p>
      <text:p text:style-name="Preformatted_20_Text"><text:s text:c="8"/>String s6 = new String(chars);</text:p>
      <text:p text:style-name="Preformatted_20_Text"><text:s text:c="8"/>System.out.println(s6);</text:p>
      <text:p text:style-name="Preformatted_20_Text"/>
      <text:p text:style-name="Preformatted_20_Text"><text:s text:c="8"/>char[] <text:s/>chars2 = s6.toCharArray();</text:p>
      <text:p text:style-name="Preformatted_20_Text"><text:s text:c="8"/>for (char c : chars2) {</text:p>
      <text:p text:style-name="Preformatted_20_Text"><text:s text:c="12"/>System.out.println(c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<text:soft-page-break/>// <text:toc-mark-start text:id="IMark94278784938072" text:outline-level="1"/><text:alphabetical-index-mark-start text:id="IMark94278783268376"/>Numbers<text:alphabetical-index-mark-end text:id="IMark94278783268376"/><text:toc-mark-end text:id="IMark94278784938072"/></text:p>
      <text:p text:style-name="Preformatted_20_Text">============</text:p>
      <text:p text:style-name="Preformatted_20_Text">import java.text.NumberFormat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int intValue = 42;</text:p>
      <text:p text:style-name="Preformatted_20_Text"><text:s text:c="8"/>String fromInt = Integer.toString(intValue);</text:p>
      <text:p text:style-name="Preformatted_20_Text"><text:s text:c="8"/>System.out.println(fromInt);</text:p>
      <text:p text:style-name="Preformatted_20_Text"/>
      <text:p text:style-name="Preformatted_20_Text"><text:s text:c="8"/>boolean boolValue = true;</text:p>
      <text:p text:style-name="Preformatted_20_Text"><text:s text:c="8"/>String fromBool = Boolean.toString(boolValue);</text:p>
      <text:p text:style-name="Preformatted_20_Text"><text:s text:c="8"/>System.out.println(fromBool);</text:p>
      <text:p text:style-name="Preformatted_20_Text"/>
      <text:p text:style-name="Preformatted_20_Text"><text:s text:c="8"/>long longValue = 10_000_000;</text:p>
      <text:p text:style-name="Preformatted_20_Text"><text:s text:c="8"/>NumberFormat formatter = NumberFormat.getNumberInstance();</text:p>
      <text:p text:style-name="Preformatted_20_Text"><text:s text:c="8"/>String formatted = formatter.format(longValue);</text:p>
      <text:p text:style-name="Preformatted_20_Text"><text:s text:c="8"/>System.out.println(formatted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>//<text:toc-mark-start text:id="IMark94278780401992" text:outline-level="1"/><text:alphabetical-index-mark-start text:id="IMark94278680211368"/>String StringBuilder // Scanner<text:alphabetical-index-mark-end text:id="IMark94278680211368"/><text:toc-mark-end text:id="IMark94278780401992"/></text:p>
      <text:p text:style-name="Preformatted_20_Text">=================================</text:p>
      <text:p text:style-name="Preformatted_20_Text">import java.util.Scanner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 str1 = "Hello";</text:p>
      <text:p text:style-name="Preformatted_20_Text"><text:s text:c="8"/>String str2 = "World";</text:p>
      <text:p text:style-name="Preformatted_20_Text"><text:s text:c="8"/>String str3 = str1 + ", " + str2 + "!";</text:p>
      <text:p text:style-name="Preformatted_20_Text"><text:s text:c="8"/>System.out.println(str3);</text:p>
      <text:p text:style-name="Preformatted_20_Text"/>
      <text:p text:style-name="Preformatted_20_Text"><text:s text:c="8"/>StringBuilder sb = new StringBuilder("Hello")</text:p>
      <text:p text:style-name="Preformatted_20_Text"><text:s text:c="16"/>.append(", ")</text:p>
      <text:p text:style-name="Preformatted_20_Text"><text:s text:c="16"/>.append("World")</text:p>
      <text:p text:style-name="Preformatted_20_Text"><text:s text:c="16"/>.append("!");</text:p>
      <text:p text:style-name="Preformatted_20_Text"><text:s text:c="8"/>System.out.println(sb);</text:p>
      <text:p text:style-name="Preformatted_20_Text"/>
      <text:p text:style-name="Preformatted_20_Text"><text:s text:c="8"/>Scanner scanner = new Scanner(System.in);</text:p>
      <text:p text:style-name="Preformatted_20_Text"><text:s text:c="8"/>System.out.print("Enter value: ");</text:p>
      <text:p text:style-name="Preformatted_20_Text"><text:s text:c="8"/>String input = scanner.nextLine();</text:p>
      <text:p text:style-name="Preformatted_20_Text"><text:s text:c="8"/>System.out.println(input);</text:p>
      <text:p text:style-name="Preformatted_20_Text"/>
      <text:p text:style-name="Preformatted_20_Text"><text:s text:c="8"/>sb.delete(0, sb.length());</text:p>
      <text:p text:style-name="Preformatted_20_Text"><text:s text:c="8"/>for (int i = 0; i &lt; 3; i++) {</text:p>
      <text:p text:style-name="Preformatted_20_Text"><text:s text:c="12"/>input = scanner.nextLine();</text:p>
      <text:p text:style-name="Preformatted_20_Text"><text:s text:c="12"/>sb.append(input + "\n");</text:p>
      <text:p text:style-name="Preformatted_20_Text"><text:s text:c="8"/>}</text:p>
      <text:p text:style-name="Preformatted_20_Text"/>
      <text:p text:style-name="Preformatted_20_Text"><text:s text:c="8"/>System.out.println(sb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 <text:toc-mark-start text:id="IMark94278681351144" text:outline-level="1"/><text:alphabetical-index-mark-start text:id="IMark94278784022584"/>Compare String<text:alphabetical-index-mark-end text:id="IMark94278784022584"/>s<text:toc-mark-end text:id="IMark94278681351144"/></text:p>
      <text:p text:style-name="Preformatted_20_Text">===================</text:p>
      <text:p text:style-name="Preformatted_20_Text">public class Main {</text:p>
      <text:p text:style-name="Preformatted_20_Text"><text:soft-page-break/></text:p>
      <text:p text:style-name="Preformatted_20_Text"><text:s text:c="4"/>public static void main(String[] args) {</text:p>
      <text:p text:style-name="Preformatted_20_Text"/>
      <text:p text:style-name="Preformatted_20_Text"><text:s text:c="8"/>String str1 = "Hello";</text:p>
      <text:p text:style-name="Preformatted_20_Text"><text:s text:c="8"/>String str2 = "Hello";</text:p>
      <text:p text:style-name="Preformatted_20_Text"/>
      <text:p text:style-name="Preformatted_20_Text"><text:s text:c="8"/>if (str1 == str2) {</text:p>
      <text:p text:style-name="Preformatted_20_Text"><text:s text:c="12"/>System.out.println("They match!");</text:p>
      <text:p text:style-name="Preformatted_20_Text"><text:s text:c="8"/>} else {</text:p>
      <text:p text:style-name="Preformatted_20_Text"><text:s text:c="12"/>System.out.println("They don't match!");</text:p>
      <text:p text:style-name="Preformatted_20_Text"><text:s text:c="8"/>}</text:p>
      <text:p text:style-name="Preformatted_20_Text"/>
      <text:p text:style-name="Preformatted_20_Text"><text:s text:c="8"/>String str3 = "hello";</text:p>
      <text:p text:style-name="Preformatted_20_Text"><text:s text:c="8"/>if (str1 == str3) {</text:p>
      <text:p text:style-name="Preformatted_20_Text"><text:s text:c="12"/>System.out.println("They match!");</text:p>
      <text:p text:style-name="Preformatted_20_Text"><text:s text:c="8"/>} else {</text:p>
      <text:p text:style-name="Preformatted_20_Text"><text:s text:c="12"/>System.out.println("They don't match!");</text:p>
      <text:p text:style-name="Preformatted_20_Text"><text:s text:c="8"/>}</text:p>
      <text:p text:style-name="Preformatted_20_Text"/>
      <text:p text:style-name="Preformatted_20_Text"><text:s text:c="8"/>String part1 = "Hello ";</text:p>
      <text:p text:style-name="Preformatted_20_Text"><text:s text:c="8"/>String part2 = "WORLD";</text:p>
      <text:p text:style-name="Preformatted_20_Text"><text:s text:c="8"/>String str4 = part1 + part2;</text:p>
      <text:p text:style-name="Preformatted_20_Text"><text:s text:c="8"/>String str5 = "Hello World";</text:p>
      <text:p text:style-name="Preformatted_20_Text"><text:s text:c="8"/>if (str4.equalsIgnoreCase(str5)) {</text:p>
      <text:p text:style-name="Preformatted_20_Text"><text:s text:c="12"/>System.out.println("They match!");</text:p>
      <text:p text:style-name="Preformatted_20_Text"><text:s text:c="8"/>} else {</text:p>
      <text:p text:style-name="Preformatted_20_Text"><text:s text:c="12"/>System.out.println("They don't match!"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 <text:toc-mark-start text:id="IMark94278783650360" text:outline-level="1"/><text:alphabetical-index-mark-start text:id="IMark94278674890056"/>Format Numbers<text:alphabetical-index-mark-end text:id="IMark94278674890056"/><text:toc-mark-end text:id="IMark94278783650360"/></text:p>
      <text:p text:style-name="Preformatted_20_Text">====================</text:p>
      <text:p text:style-name="Preformatted_20_Text">import java.text.NumberFormat;</text:p>
      <text:p text:style-name="Preformatted_20_Text">import java.util.Locale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Locale locale = new Locale("da", "DK");</text:p>
      <text:p text:style-name="Preformatted_20_Text"/>
      <text:p text:style-name="Preformatted_20_Text"><text:s text:c="8"/>double doubleValue = 1_234_567.89;</text:p>
      <text:p text:style-name="Preformatted_20_Text"/>
      <text:p text:style-name="Preformatted_20_Text"><text:s text:c="8"/>NumberFormat numF = NumberFormat.getNumberInstance(locale);</text:p>
      <text:p text:style-name="Preformatted_20_Text"><text:s text:c="8"/>System.out.println("Number: " + numF.format(doubleValue));</text:p>
      <text:p text:style-name="Preformatted_20_Text"/>
      <text:p text:style-name="Preformatted_20_Text"><text:s text:c="8"/>NumberFormat curF = NumberFormat.getCurrencyInstance(locale);</text:p>
      <text:p text:style-name="Preformatted_20_Text"><text:s text:c="8"/>System.out.println("Currency: " + curF.format(doubleValue));</text:p>
      <text:p text:style-name="Preformatted_20_Text"/>
      <text:p text:style-name="Preformatted_20_Text"><text:s text:c="8"/>NumberFormat intF = NumberFormat.getIntegerInstance();</text:p>
      <text:p text:style-name="Preformatted_20_Text"><text:s text:c="8"/>System.out.println("Integer: " + intF.format(doubleValue));</text:p>
      <text:p text:style-name="Preformatted_20_Text"/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 <text:alphabetical-index-mark-start text:id="IMark94278680059736"/><text:toc-mark-start text:id="IMark94278762101800" text:outline-level="1"/>Parsing Strings<text:toc-mark-end text:id="IMark94278762101800"/><text:alphabetical-index-mark-end text:id="IMark94278680059736"/></text:p>
      <text:p text:style-name="Preformatted_20_Text">==================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><text:soft-page-break/></text:p>
      <text:p text:style-name="Preformatted_20_Text"><text:s text:c="8"/>String s1 = "Welcome to California!";</text:p>
      <text:p text:style-name="Preformatted_20_Text"><text:s text:c="8"/>System.out.println("Length of string: " + s1.length());</text:p>
      <text:p text:style-name="Preformatted_20_Text"/>
      <text:p text:style-name="Preformatted_20_Text"><text:s text:c="8"/>int position = s1.indexOf("California");</text:p>
      <text:p text:style-name="Preformatted_20_Text"><text:s text:c="8"/>System.out.println("Position of substring: " + position);</text:p>
      <text:p text:style-name="Preformatted_20_Text"/>
      <text:p text:style-name="Preformatted_20_Text"><text:s text:c="8"/>String sub = s1.substring(11);</text:p>
      <text:p text:style-name="Preformatted_20_Text"><text:s text:c="8"/>System.out.println(sub);</text:p>
      <text:p text:style-name="Preformatted_20_Text"/>
      <text:p text:style-name="Preformatted_20_Text"><text:s text:c="8"/>String s2 = "Welcome! <text:s text:c="8"/>";</text:p>
      <text:p text:style-name="Preformatted_20_Text"><text:s text:c="8"/>int len1 = s2.length();</text:p>
      <text:p text:style-name="Preformatted_20_Text"><text:s text:c="8"/>System.out.println(len1);</text:p>
      <text:p text:style-name="Preformatted_20_Text"><text:s text:c="8"/>String s3 = s2.trim();</text:p>
      <text:p text:style-name="Preformatted_20_Text"><text:s text:c="8"/>System.out.println(s3.length()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 <text:toc-mark-start text:id="IMark94278694138232" text:outline-level="1"/><text:alphabetical-index-mark-start text:id="IMark94278746672088"/>Dates and Times<text:alphabetical-index-mark-end text:id="IMark94278746672088"/><text:toc-mark-end text:id="IMark94278694138232"/></text:p>
      <text:p text:style-name="Preformatted_20_Text">===================</text:p>
      <text:p text:style-name="Preformatted_20_Text">import java.text.DateFormat;</text:p>
      <text:p text:style-name="Preformatted_20_Text">import java.time.LocalDate;</text:p>
      <text:p text:style-name="Preformatted_20_Text">import java.time.LocalDateTime;</text:p>
      <text:p text:style-name="Preformatted_20_Text">import java.time.format.DateTimeFormatter;</text:p>
      <text:p text:style-name="Preformatted_20_Text">import java.util.Date;</text:p>
      <text:p text:style-name="Preformatted_20_Text">import java.util.GregorianCalendar;</text:p>
      <text:p text:style-name="Preformatted_20_Text"/>
      <text:p text:style-name="Preformatted_20_Text">public class Main {</text:p>
      <text:p text:style-name="Preformatted_20_Text"/>
      <text:p text:style-name="Preformatted_20_Text"><text:tab/>public static void main(String[] args) {</text:p>
      <text:p text:style-name="Preformatted_20_Text"/>
      <text:p text:style-name="Preformatted_20_Text"><text:s text:c="8"/>Date d = new Date();</text:p>
      <text:p text:style-name="Preformatted_20_Text"><text:s text:c="8"/>System.out.println(d);</text:p>
      <text:p text:style-name="Preformatted_20_Text"/>
      <text:p text:style-name="Preformatted_20_Text"><text:s text:c="8"/>GregorianCalendar gc = new GregorianCalendar(2009, 1, 28);</text:p>
      <text:p text:style-name="Preformatted_20_Text"><text:s text:c="8"/>gc.add(GregorianCalendar.DATE, 1);</text:p>
      <text:p text:style-name="Preformatted_20_Text"><text:s text:c="8"/>Date d2 = gc.getTime();</text:p>
      <text:p text:style-name="Preformatted_20_Text"><text:s text:c="8"/>System.out.println(d2);</text:p>
      <text:p text:style-name="Preformatted_20_Text"/>
      <text:p text:style-name="Preformatted_20_Text"><text:s text:c="8"/>DateFormat df = DateFormat.getDateInstance(DateFormat.FULL);</text:p>
      <text:p text:style-name="Preformatted_20_Text"><text:s text:c="8"/>System.out.println(df.format(d2));</text:p>
      <text:p text:style-name="Preformatted_20_Text"/>
      <text:p text:style-name="Preformatted_20_Text"><text:s text:c="8"/>LocalDateTime ldt = LocalDateTime.now();</text:p>
      <text:p text:style-name="Preformatted_20_Text"><text:s text:c="8"/>System.out.println(ldt);</text:p>
      <text:p text:style-name="Preformatted_20_Text"/>
      <text:p text:style-name="Preformatted_20_Text"><text:s text:c="8"/>LocalDate ld = LocalDate.of(2009, 1, 28);</text:p>
      <text:p text:style-name="Preformatted_20_Text"><text:s text:c="8"/>System.out.println(ld);</text:p>
      <text:p text:style-name="Preformatted_20_Text"/>
      <text:p text:style-name="Preformatted_20_Text"><text:s text:c="8"/>DateTimeFormatter dtf = DateTimeFormatter.ofPattern("M/d/yyyy");</text:p>
      <text:p text:style-name="Preformatted_20_Text"><text:s text:c="8"/>System.out.println(dtf.format(ld)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 Simplecalc</text:p>
      <text:p text:style-name="Preformatted_20_Text">======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canner sc = new Scanner(System.in);</text:p>
      <text:p text:style-name="Preformatted_20_Text"/>
      <text:p text:style-name="Preformatted_20_Text"><text:soft-page-break/><text:s text:c="8"/>System.out.print("Enter a numeric value: ");</text:p>
      <text:p text:style-name="Preformatted_20_Text"><text:s text:c="8"/>String input1 = sc.nextLine();</text:p>
      <text:p text:style-name="Preformatted_20_Text"><text:s text:c="8"/>double d1 = Double.parseDouble(input1);</text:p>
      <text:p text:style-name="Preformatted_20_Text"/>
      <text:p text:style-name="Preformatted_20_Text"><text:s text:c="8"/>System.out.print("Enter a numeric value: ");</text:p>
      <text:p text:style-name="Preformatted_20_Text"><text:s text:c="8"/>String input2 = sc.nextLine();</text:p>
      <text:p text:style-name="Preformatted_20_Text"><text:s text:c="8"/>double d2 = Double.parseDouble(input2);</text:p>
      <text:p text:style-name="Preformatted_20_Text"/>
      <text:p text:style-name="Preformatted_20_Text"><text:s text:c="8"/>double result = d1 + d2;</text:p>
      <text:p text:style-name="Preformatted_20_Text"/>
      <text:p text:style-name="Preformatted_20_Text"><text:s text:c="8"/>System.out.println("The answer is " + result);</text:p>
      <text:p text:style-name="Preformatted_20_Text"/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>//<text:alphabetical-index-mark-start text:id="IMark94278783268248"/><text:toc-mark-start text:id="IMark94278680211368" text:outline-level="1"/>Errors and Exceptions<text:toc-mark-end text:id="IMark94278680211368"/><text:alphabetical-index-mark-end text:id="IMark94278783268248"/></text:p>
      <text:p text:style-name="Preformatted_20_Text">===============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 s = null;</text:p>
      <text:p text:style-name="Preformatted_20_Text"/>
      <text:p text:style-name="Preformatted_20_Text"><text:s text:c="8"/>System.out.println(s);</text:p>
      <text:p text:style-name="Preformatted_20_Text"/>
      <text:p text:style-name="Preformatted_20_Text"><text:s text:c="8"/>String welcome = "Welcome!";</text:p>
      <text:p text:style-name="Preformatted_20_Text"><text:s text:c="8"/>char[] chars = welcome.toCharArray();</text:p>
      <text:p text:style-name="Preformatted_20_Text"><text:s text:c="8"/>char lastChar = chars[chars.length - 1];</text:p>
      <text:p text:style-name="Preformatted_20_Text"><text:s text:c="8"/>System.out.println(lastChar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80146344"/>Debugging<text:alphabetical-index-mark-end text:id="IMark94278680146344"/></text:p>
      <text:p text:style-name="Preformatted_20_Text">=====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 welcome = "Welcome!";</text:p>
      <text:p text:style-name="Preformatted_20_Text"><text:s text:c="8"/>char[] chars = welcome.toCharArray();</text:p>
      <text:p text:style-name="Preformatted_20_Text"/>
      <text:p text:style-name="Preformatted_20_Text"><text:s text:c="8"/>for (int i = 0; i &lt; chars.length; i++) {</text:p>
      <text:p text:style-name="Preformatted_20_Text"><text:s text:c="12"/>System.out.println(chars[i]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2611256"/>Try and catch<text:alphabetical-index-mark-end text:id="IMark94278782611256"/></text:p>
      <text:p text:style-name="Preformatted_20_Text">=======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 welcome = "Welcome!";</text:p>
      <text:p text:style-name="Preformatted_20_Text"><text:s text:c="8"/>char[] chars = welcome.toCharArray();</text:p>
      <text:p text:style-name="Preformatted_20_Text"/>
      <text:p text:style-name="Preformatted_20_Text"><text:s text:c="8"/>try {</text:p>
      <text:p text:style-name="Preformatted_20_Text"><text:s text:c="12"/>char lastChar = chars[chars.length];</text:p>
      <text:p text:style-name="Preformatted_20_Text"><text:s text:c="12"/>System.out.println(lastChar);</text:p>
      <text:p text:style-name="Preformatted_20_Text"><text:s text:c="8"/>} catch (ArrayIndexOutOfBoundsException e) {</text:p>
      <text:p text:style-name="Preformatted_20_Text"><text:soft-page-break/><text:s text:c="12"/>e.printStackTrace(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9001144"/>Multicatch<text:alphabetical-index-mark-end text:id="IMark94278789001144"/></text:p>
      <text:p text:style-name="Preformatted_20_Text">=====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 welcome = "Welcome!";</text:p>
      <text:p text:style-name="Preformatted_20_Text"><text:s text:c="8"/>char[] chars = welcome.toCharArray();</text:p>
      <text:p text:style-name="Preformatted_20_Text"/>
      <text:p text:style-name="Preformatted_20_Text"><text:s text:c="8"/>try {</text:p>
      <text:p text:style-name="Preformatted_20_Text"><text:s text:c="12"/>char lastChar = chars[chars.length - 1];</text:p>
      <text:p text:style-name="Preformatted_20_Text"><text:s text:c="12"/>System.out.println(lastChar);</text:p>
      <text:p text:style-name="Preformatted_20_Text"/>
      <text:p text:style-name="Preformatted_20_Text"><text:s text:c="12"/>String sub = welcome.substring(10);</text:p>
      <text:p text:style-name="Preformatted_20_Text"/>
      <text:p text:style-name="Preformatted_20_Text"><text:s text:c="8"/>} catch (ArrayIndexOutOfBoundsException e) {</text:p>
      <text:p text:style-name="Preformatted_20_Text">// <text:s text:c="11"/>e.printStackTrace();</text:p>
      <text:p text:style-name="Preformatted_20_Text"><text:s text:c="12"/>System.out.println("Array index problem!");</text:p>
      <text:p text:style-name="Preformatted_20_Text"><text:s text:c="8"/>} catch (StringIndexOutOfBoundsException e) {</text:p>
      <text:p text:style-name="Preformatted_20_Text"><text:s text:c="12"/>System.out.println("String index problem!"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4938072"/>throw<text:alphabetical-index-mark-end text:id="IMark94278784938072"/></text:p>
      <text:p text:style-name="Preformatted_20_Text">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 welcome = "Welcome!";</text:p>
      <text:p text:style-name="Preformatted_20_Text"><text:s text:c="8"/>char[] chars = welcome.toCharArray();</text:p>
      <text:p text:style-name="Preformatted_20_Text"/>
      <text:p text:style-name="Preformatted_20_Text"><text:s text:c="8"/>try {</text:p>
      <text:p text:style-name="Preformatted_20_Text"/>
      <text:p text:style-name="Preformatted_20_Text"><text:s text:c="12"/>if (chars.length &lt; 10) {</text:p>
      <text:p text:style-name="Preformatted_20_Text"><text:s text:c="16"/>throw (new Exception("My custom message"));</text:p>
      <text:p text:style-name="Preformatted_20_Text"><text:s text:c="12"/>}</text:p>
      <text:p text:style-name="Preformatted_20_Text"/>
      <text:p text:style-name="Preformatted_20_Text"><text:s text:c="12"/>char lastChar = chars[chars.length - 1];</text:p>
      <text:p text:style-name="Preformatted_20_Text"><text:s text:c="12"/>System.out.println(lastChar);</text:p>
      <text:p text:style-name="Preformatted_20_Text"/>
      <text:p text:style-name="Preformatted_20_Text"><text:s text:c="12"/>String sub = welcome.substring(10);</text:p>
      <text:p text:style-name="Preformatted_20_Text"><text:s text:c="12"/>System.out.println("Substring: " + sub);</text:p>
      <text:p text:style-name="Preformatted_20_Text"><text:s text:c="8"/>} catch (ArrayIndexOutOfBoundsException e) {</text:p>
      <text:p text:style-name="Preformatted_20_Text"><text:s text:c="12"/>System.out.println("Array index problem!");</text:p>
      <text:p text:style-name="Preformatted_20_Text"><text:s text:c="8"/>} catch (StringIndexOutOfBoundsException e) {</text:p>
      <text:p text:style-name="Preformatted_20_Text"><text:s text:c="12"/>System.out.println("String index problem!");</text:p>
      <text:p text:style-name="Preformatted_20_Text"><text:s text:c="8"/>} catch (Exception e) {</text:p>
      <text:p text:style-name="Preformatted_20_Text"><text:s text:c="12"/>System.out.println(e.getMessage()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<text:soft-page-break/>//<text:alphabetical-index-mark-start text:id="IMark94278680211368"/>If else<text:alphabetical-index-mark-end text:id="IMark94278680211368"/></text:p>
      <text:p text:style-name="Preformatted_20_Text">==========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int monthNumber = 13;</text:p>
      <text:p text:style-name="Preformatted_20_Text"/>
      <text:p text:style-name="Preformatted_20_Text"><text:s text:c="8"/>if (monthNumber &gt;= 1 &amp;&amp; monthNumber &lt;= 3) {</text:p>
      <text:p text:style-name="Preformatted_20_Text"><text:s text:c="12"/>System.out.println("You're in Quarter 1");</text:p>
      <text:p text:style-name="Preformatted_20_Text"><text:s text:c="8"/>} else if (monthNumber &gt;= 4 &amp;&amp; monthNumber &lt;= 6) {</text:p>
      <text:p text:style-name="Preformatted_20_Text"><text:s text:c="12"/>System.out.println("You're in Quarter 2");</text:p>
      <text:p text:style-name="Preformatted_20_Text"><text:s text:c="8"/>} else if (monthNumber &gt;= 7 &amp;&amp; monthNumber &lt;= 9) {</text:p>
      <text:p text:style-name="Preformatted_20_Text"><text:s text:c="12"/>System.out.println("You're in Quarter 3");</text:p>
      <text:p text:style-name="Preformatted_20_Text"><text:s text:c="8"/>} else if (monthNumber &gt;= 10 &amp;&amp; monthNumber &lt;= 12) {</text:p>
      <text:p text:style-name="Preformatted_20_Text"><text:s text:c="12"/>System.out.println("You're in Quarter 4");</text:p>
      <text:p text:style-name="Preformatted_20_Text"><text:s text:c="8"/>} else {</text:p>
      <text:p text:style-name="Preformatted_20_Text"><text:s text:c="12"/>System.out.println("That's an unknown month!"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 <text:alphabetical-index-mark-start text:id="IMark94278680075352"/>switch<text:alphabetical-index-mark-end text:id="IMark94278680075352"/></text:p>
      <text:p text:style-name="Preformatted_20_Text">===========</text:p>
      <text:p text:style-name="Preformatted_20_Text">import java.util.Scanner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canner sc = new Scanner(System.in);</text:p>
      <text:p text:style-name="Preformatted_20_Text"/>
      <text:p text:style-name="Preformatted_20_Text"><text:s text:c="8"/>System.out.print("Enter a number: ");</text:p>
      <text:p text:style-name="Preformatted_20_Text"><text:s text:c="8"/>String input = sc.nextLine();</text:p>
      <text:p text:style-name="Preformatted_20_Text"><text:s text:c="8"/>int monthNumber = Integer.parseInt(input);</text:p>
      <text:p text:style-name="Preformatted_20_Text"/>
      <text:p text:style-name="Preformatted_20_Text"><text:s text:c="8"/>switch (monthNumber) {</text:p>
      <text:p text:style-name="Preformatted_20_Text"><text:s text:c="12"/>case 1:</text:p>
      <text:p text:style-name="Preformatted_20_Text"><text:s text:c="16"/>System.out.println("The month is January");</text:p>
      <text:p text:style-name="Preformatted_20_Text"><text:s text:c="16"/>break;</text:p>
      <text:p text:style-name="Preformatted_20_Text"><text:s text:c="12"/>case 2:</text:p>
      <text:p text:style-name="Preformatted_20_Text"><text:s text:c="16"/>System.out.println("The month is February");</text:p>
      <text:p text:style-name="Preformatted_20_Text"><text:s text:c="16"/>break;</text:p>
      <text:p text:style-name="Preformatted_20_Text"><text:s text:c="12"/>case 3:</text:p>
      <text:p text:style-name="Preformatted_20_Text"><text:s text:c="16"/>System.out.println("The month is March");</text:p>
      <text:p text:style-name="Preformatted_20_Text"><text:s text:c="16"/>break;</text:p>
      <text:p text:style-name="Preformatted_20_Text"><text:s text:c="12"/>default:</text:p>
      <text:p text:style-name="Preformatted_20_Text"><text:s text:c="16"/>System.out.println("You chose another month!"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7176408"/>loops<text:alphabetical-index-mark-end text:id="IMark94278787176408"/></text:p>
      <text:p text:style-name="Preformatted_20_Text">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[] months = {"January", "February", "March",</text:p>
      <text:p text:style-name="Preformatted_20_Text"><text:s text:c="16"/>"April", "May", "June",</text:p>
      <text:p text:style-name="Preformatted_20_Text"><text:soft-page-break/><text:s text:c="16"/>"July", "August", "September",</text:p>
      <text:p text:style-name="Preformatted_20_Text"><text:s text:c="16"/>"October", "November", "December"};</text:p>
      <text:p text:style-name="Preformatted_20_Text"/>
      <text:p text:style-name="Preformatted_20_Text">// <text:s text:c="7"/>for (int i = 0; i &lt; months.length; i++) {</text:p>
      <text:p text:style-name="Preformatted_20_Text">// <text:s text:c="11"/>System.out.println(months[i]);</text:p>
      <text:p text:style-name="Preformatted_20_Text">// <text:s text:c="7"/>}</text:p>
      <text:p text:style-name="Preformatted_20_Text"/>
      <text:p text:style-name="Preformatted_20_Text">// <text:s text:c="7"/>for (int i = months.length-1; i &gt;= 0; i--) {</text:p>
      <text:p text:style-name="Preformatted_20_Text">// <text:s text:c="11"/>System.out.println(months[i]);</text:p>
      <text:p text:style-name="Preformatted_20_Text">// <text:s text:c="7"/>}</text:p>
      <text:p text:style-name="Preformatted_20_Text"/>
      <text:p text:style-name="Preformatted_20_Text">// <text:s text:c="7"/>for (String month : months) {</text:p>
      <text:p text:style-name="Preformatted_20_Text">// <text:s text:c="11"/>System.out.println(month);</text:p>
      <text:p text:style-name="Preformatted_20_Text">// <text:s text:c="7"/>}</text:p>
      <text:p text:style-name="Preformatted_20_Text"/>
      <text:p text:style-name="Preformatted_20_Text">// <text:s text:c="7"/>int counter = 0;</text:p>
      <text:p text:style-name="Preformatted_20_Text">// <text:s text:c="7"/>while (counter &lt; months.length) {</text:p>
      <text:p text:style-name="Preformatted_20_Text">// <text:s text:c="11"/>System.out.println(months[counter]);</text:p>
      <text:p text:style-name="Preformatted_20_Text">// <text:s text:c="11"/>counter++;</text:p>
      <text:p text:style-name="Preformatted_20_Text">// <text:s text:c="7"/>}</text:p>
      <text:p text:style-name="Preformatted_20_Text"/>
      <text:p text:style-name="Preformatted_20_Text"><text:s text:c="8"/>int counter = 0;</text:p>
      <text:p text:style-name="Preformatted_20_Text"><text:s text:c="8"/>do {</text:p>
      <text:p text:style-name="Preformatted_20_Text"><text:s text:c="12"/>System.out.println(months[counter]);</text:p>
      <text:p text:style-name="Preformatted_20_Text"><text:s text:c="12"/>counter++;</text:p>
      <text:p text:style-name="Preformatted_20_Text"><text:s text:c="8"/>} while (counter &lt; months.length);</text:p>
      <text:p text:style-name="Preformatted_20_Text"/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79716808"/>Methods<text:alphabetical-index-mark-end text:id="IMark94278679716808"/></text:p>
      <text:p text:style-name="Preformatted_20_Text">=========</text:p>
      <text:p text:style-name="Preformatted_20_Text">public class Main {</text:p>
      <text:p text:style-name="Preformatted_20_Text"/>
      <text:p text:style-name="Preformatted_20_Text"><text:s text:c="4"/>static String[] months = {"January", "February", "March",</text:p>
      <text:p text:style-name="Preformatted_20_Text"><text:s text:c="12"/>"April", "May", "June",</text:p>
      <text:p text:style-name="Preformatted_20_Text"><text:s text:c="12"/>"July", "August", "September",</text:p>
      <text:p text:style-name="Preformatted_20_Text"><text:s text:c="12"/>"October", "November", "December"};</text:p>
      <text:p text:style-name="Preformatted_20_Text"/>
      <text:p text:style-name="Preformatted_20_Text"><text:s text:c="4"/>public static void main(String[] args) {</text:p>
      <text:p text:style-name="Preformatted_20_Text"><text:s text:c="8"/>loopIt("Months of the year");</text:p>
      <text:p text:style-name="Preformatted_20_Text"><text:s text:c="8"/>loopIt("Second run");</text:p>
      <text:p text:style-name="Preformatted_20_Text"><text:s text:c="8"/>loopIt("Third run");</text:p>
      <text:p text:style-name="Preformatted_20_Text"><text:s text:c="4"/>}</text:p>
      <text:p text:style-name="Preformatted_20_Text"/>
      <text:p text:style-name="Preformatted_20_Text"><text:s text:c="4"/>static void loopIt(String label) {</text:p>
      <text:p text:style-name="Preformatted_20_Text"/>
      <text:p text:style-name="Preformatted_20_Text"><text:s text:c="8"/>System.out.println(label);</text:p>
      <text:p text:style-name="Preformatted_20_Text"><text:s text:c="8"/>for (int i = 0; i &lt; label.length(); i++) {</text:p>
      <text:p text:style-name="Preformatted_20_Text"><text:s text:c="12"/>System.out.print("*");</text:p>
      <text:p text:style-name="Preformatted_20_Text"><text:s text:c="8"/>}</text:p>
      <text:p text:style-name="Preformatted_20_Text"><text:s text:c="8"/>System.out.println("");</text:p>
      <text:p text:style-name="Preformatted_20_Text"/>
      <text:p text:style-name="Preformatted_20_Text"><text:s text:c="8"/>for (int i = 0; i &lt; months.length; i++) {</text:p>
      <text:p text:style-name="Preformatted_20_Text"><text:s text:c="12"/>System.out.println(months[i]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80251928"/>Overloading<text:alphabetical-index-mark-end text:id="IMark94278680251928"/></text:p>
      <text:p text:style-name="Preformatted_20_Text">===============</text:p>
      <text:p text:style-name="Preformatted_20_Text">import java.util.DoubleSummaryStatistics;</text:p>
      <text:p text:style-name="Preformatted_20_Text"><text:soft-page-break/>import java.util.Scanner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><text:s text:c="8"/>String s1 = getInput("Enter value 1: ");</text:p>
      <text:p text:style-name="Preformatted_20_Text"><text:s text:c="8"/>String s2 = getInput("Enter value 2: ");</text:p>
      <text:p text:style-name="Preformatted_20_Text"><text:s text:c="8"/>String s3 = getInput("Enter value 3: ");</text:p>
      <text:p text:style-name="Preformatted_20_Text"/>
      <text:p text:style-name="Preformatted_20_Text"><text:s text:c="8"/>double result = addValues(s1, s2);</text:p>
      <text:p text:style-name="Preformatted_20_Text"><text:s text:c="8"/>System.out.println("The answer is " + result);</text:p>
      <text:p text:style-name="Preformatted_20_Text"/>
      <text:p text:style-name="Preformatted_20_Text"><text:s text:c="8"/>double result2 = addValues(s1, s2, s3);</text:p>
      <text:p text:style-name="Preformatted_20_Text"><text:s text:c="8"/>System.out.println("The answer for 3 values is " + result2);</text:p>
      <text:p text:style-name="Preformatted_20_Text"/>
      <text:p text:style-name="Preformatted_20_Text"><text:s text:c="8"/>double result3 = addValues(s1, s2, s3, s1, s2, s3);</text:p>
      <text:p text:style-name="Preformatted_20_Text"><text:s text:c="8"/>System.out.println("The answer for many values is " + result3);</text:p>
      <text:p text:style-name="Preformatted_20_Text"/>
      <text:p text:style-name="Preformatted_20_Text"><text:s text:c="4"/>}</text:p>
      <text:p text:style-name="Preformatted_20_Text"/>
      <text:p text:style-name="Preformatted_20_Text"><text:s text:c="4"/>static String getInput(String prompt) {</text:p>
      <text:p text:style-name="Preformatted_20_Text"><text:s text:c="8"/>System.out.print(prompt);</text:p>
      <text:p text:style-name="Preformatted_20_Text"><text:s text:c="8"/>Scanner sc = new Scanner(System.in);</text:p>
      <text:p text:style-name="Preformatted_20_Text"/>
      <text:p text:style-name="Preformatted_20_Text"><text:s text:c="8"/>return sc.nextLine();</text:p>
      <text:p text:style-name="Preformatted_20_Text"><text:s text:c="4"/>}</text:p>
      <text:p text:style-name="Preformatted_20_Text"/>
      <text:p text:style-name="Preformatted_20_Text"><text:s text:c="4"/>static double add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double result = d1 + d2;</text:p>
      <text:p text:style-name="Preformatted_20_Text"><text:s text:c="8"/>return result;</text:p>
      <text:p text:style-name="Preformatted_20_Text"><text:s text:c="4"/>}</text:p>
      <text:p text:style-name="Preformatted_20_Text"/>
      <text:p text:style-name="Preformatted_20_Text"><text:s text:c="4"/>static double addValues(String s1, String s2, String s3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double d3 = Double.parseDouble(s3);</text:p>
      <text:p text:style-name="Preformatted_20_Text"><text:s text:c="8"/>double result = d1 + d2 + d3;</text:p>
      <text:p text:style-name="Preformatted_20_Text"><text:s text:c="8"/>return result;</text:p>
      <text:p text:style-name="Preformatted_20_Text"><text:s text:c="4"/>}</text:p>
      <text:p text:style-name="Preformatted_20_Text"/>
      <text:p text:style-name="Preformatted_20_Text"><text:s text:c="4"/>static double addValues(String ... values) {</text:p>
      <text:p text:style-name="Preformatted_20_Text"><text:s text:c="8"/>double result = 0;</text:p>
      <text:p text:style-name="Preformatted_20_Text"><text:s text:c="8"/>for (String value : values) {</text:p>
      <text:p text:style-name="Preformatted_20_Text"><text:s text:c="12"/>double d = Double.parseDouble(value);</text:p>
      <text:p text:style-name="Preformatted_20_Text"><text:s text:c="12"/>result += d;</text:p>
      <text:p text:style-name="Preformatted_20_Text"><text:s text:c="8"/>}</text:p>
      <text:p text:style-name="Preformatted_20_Text"><text:s text:c="8"/>return result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4023400"/>ComplexCalc<text:alphabetical-index-mark-end text:id="IMark94278784023400"/></text:p>
      <text:p text:style-name="Preformatted_20_Text">==============</text:p>
      <text:p text:style-name="Preformatted_20_Text">import java.util.Scanner;</text:p>
      <text:p text:style-name="Preformatted_20_Text"/>
      <text:p text:style-name="Preformatted_20_Text">public class Calculator2 {</text:p>
      <text:p text:style-name="Preformatted_20_Text"/>
      <text:p text:style-name="Preformatted_20_Text"><text:s text:c="4"/>public static void main(String[] args) {</text:p>
      <text:p text:style-name="Preformatted_20_Text"><text:s text:c="8"/>String s1 = getInput("Enter a numeric value: ");</text:p>
      <text:p text:style-name="Preformatted_20_Text"><text:s text:c="8"/>String s2 = getInput("Enter a numeric value: ");</text:p>
      <text:p text:style-name="Preformatted_20_Text"><text:s text:c="8"/>String op = getInput("Choose an operation (+ - * /):");</text:p>
      <text:p text:style-name="Preformatted_20_Text"/>
      <text:p text:style-name="Preformatted_20_Text"><text:s text:c="8"/>double result = 0;</text:p>
      <text:p text:style-name="Preformatted_20_Text"><text:soft-page-break/></text:p>
      <text:p text:style-name="Preformatted_20_Text"><text:s text:c="8"/>try {</text:p>
      <text:p text:style-name="Preformatted_20_Text"><text:s text:c="12"/>switch (op) {</text:p>
      <text:p text:style-name="Preformatted_20_Text"><text:s text:c="16"/>case "+":</text:p>
      <text:p text:style-name="Preformatted_20_Text"><text:s text:c="20"/>result = addValues(s1, s2);</text:p>
      <text:p text:style-name="Preformatted_20_Text"><text:s text:c="20"/>break;</text:p>
      <text:p text:style-name="Preformatted_20_Text"><text:s text:c="16"/>case "-":</text:p>
      <text:p text:style-name="Preformatted_20_Text"><text:s text:c="20"/>result = subtractValues(s1, s2);</text:p>
      <text:p text:style-name="Preformatted_20_Text"><text:s text:c="20"/>break;</text:p>
      <text:p text:style-name="Preformatted_20_Text"><text:s text:c="16"/>case "*":</text:p>
      <text:p text:style-name="Preformatted_20_Text"><text:s text:c="20"/>result = multiplyValues(s1, s2);</text:p>
      <text:p text:style-name="Preformatted_20_Text"><text:s text:c="20"/>break;</text:p>
      <text:p text:style-name="Preformatted_20_Text"><text:s text:c="16"/>case "/":</text:p>
      <text:p text:style-name="Preformatted_20_Text"><text:s text:c="20"/>result = divideValues(s1, s2);</text:p>
      <text:p text:style-name="Preformatted_20_Text"><text:s text:c="20"/>break;</text:p>
      <text:p text:style-name="Preformatted_20_Text"><text:s text:c="16"/>default:</text:p>
      <text:p text:style-name="Preformatted_20_Text"><text:s text:c="20"/>System.out.println("Unrecognized operation!");</text:p>
      <text:p text:style-name="Preformatted_20_Text"><text:s text:c="20"/>return;</text:p>
      <text:p text:style-name="Preformatted_20_Text"><text:s text:c="12"/>}</text:p>
      <text:p text:style-name="Preformatted_20_Text"/>
      <text:p text:style-name="Preformatted_20_Text"><text:s text:c="12"/>System.out.println("The answer is " + result);</text:p>
      <text:p text:style-name="Preformatted_20_Text"/>
      <text:p text:style-name="Preformatted_20_Text"><text:s text:c="8"/>} catch (Exception e) {</text:p>
      <text:p text:style-name="Preformatted_20_Text"><text:s text:c="12"/>System.out.println("Number formatting exception " + e.getMessage()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static double add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+ d2;</text:p>
      <text:p text:style-name="Preformatted_20_Text"><text:s text:c="4"/>}</text:p>
      <text:p text:style-name="Preformatted_20_Text"/>
      <text:p text:style-name="Preformatted_20_Text"><text:s text:c="4"/>private static double subtract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- d2;</text:p>
      <text:p text:style-name="Preformatted_20_Text"><text:s text:c="4"/>}</text:p>
      <text:p text:style-name="Preformatted_20_Text"/>
      <text:p text:style-name="Preformatted_20_Text"><text:s text:c="4"/>private static double multiply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* d2;</text:p>
      <text:p text:style-name="Preformatted_20_Text"><text:s text:c="4"/>}</text:p>
      <text:p text:style-name="Preformatted_20_Text"/>
      <text:p text:style-name="Preformatted_20_Text"><text:s text:c="4"/>private static double divide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/ d2;</text:p>
      <text:p text:style-name="Preformatted_20_Text"><text:s text:c="4"/>}</text:p>
      <text:p text:style-name="Preformatted_20_Text"/>
      <text:p text:style-name="Preformatted_20_Text"><text:s text:c="4"/>private static String getInput(String prompt) {</text:p>
      <text:p text:style-name="Preformatted_20_Text"><text:s text:c="8"/>System.out.print(prompt);</text:p>
      <text:p text:style-name="Preformatted_20_Text"><text:s text:c="8"/>Scanner sc = new Scanner(System.in);</text:p>
      <text:p text:style-name="Preformatted_20_Text"><text:s text:c="8"/>return sc.nextLine()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>//<text:alphabetical-index-mark-start text:id="IMark94278783196408"/>Simple Array<text:alphabetical-index-mark-end text:id="IMark94278783196408"/></text:p>
      <text:p text:style-name="Preformatted_20_Text">==============</text:p>
      <text:p text:style-name="Preformatted_20_Text">import java.util.Arrays;</text:p>
      <text:p text:style-name="Preformatted_20_Text"/>
      <text:p text:style-name="Preformatted_20_Text">public class Main {</text:p>
      <text:p text:style-name="Preformatted_20_Text"><text:soft-page-break/></text:p>
      <text:p text:style-name="Preformatted_20_Text"><text:s text:c="4"/>public static void main(String[] args) {</text:p>
      <text:p text:style-name="Preformatted_20_Text"/>
      <text:p text:style-name="Preformatted_20_Text"><text:s text:c="8"/>System.out.println("Array of primitives");</text:p>
      <text:p text:style-name="Preformatted_20_Text"><text:s text:c="8"/>int[] ints = {9, 6, 3};</text:p>
      <text:p text:style-name="Preformatted_20_Text"><text:s text:c="8"/>Arrays.sort(ints);</text:p>
      <text:p text:style-name="Preformatted_20_Text"><text:s text:c="8"/>for (int i = 0; i &lt; ints.length; i++) {</text:p>
      <text:p text:style-name="Preformatted_20_Text"><text:s text:c="12"/>System.out.println(ints[i]);</text:p>
      <text:p text:style-name="Preformatted_20_Text"><text:s text:c="8"/>}</text:p>
      <text:p text:style-name="Preformatted_20_Text"/>
      <text:p text:style-name="Preformatted_20_Text"><text:s text:c="8"/>System.out.println("Array of strings");</text:p>
      <text:p text:style-name="Preformatted_20_Text"><text:s text:c="8"/>String[] strings = {"Red", "Green", "Blue"};</text:p>
      <text:p text:style-name="Preformatted_20_Text"><text:s text:c="8"/>Arrays.sort(strings);</text:p>
      <text:p text:style-name="Preformatted_20_Text"><text:s text:c="8"/>for (String color : strings) {</text:p>
      <text:p text:style-name="Preformatted_20_Text"><text:s text:c="12"/>System.out.println(color);</text:p>
      <text:p text:style-name="Preformatted_20_Text"><text:s text:c="8"/>}</text:p>
      <text:p text:style-name="Preformatted_20_Text"/>
      <text:p text:style-name="Preformatted_20_Text"><text:s text:c="8"/>System.out.println("Setting an initial size");</text:p>
      <text:p text:style-name="Preformatted_20_Text"><text:s text:c="8"/>int[] sized = new int[10];</text:p>
      <text:p text:style-name="Preformatted_20_Text"><text:s text:c="8"/>for (int i = 0; i &lt; sized.length; i++) {</text:p>
      <text:p text:style-name="Preformatted_20_Text"><text:s text:c="12"/>sized[i] = i * 100;</text:p>
      <text:p text:style-name="Preformatted_20_Text"><text:s text:c="8"/>}</text:p>
      <text:p text:style-name="Preformatted_20_Text"><text:s text:c="8"/>for (int value : sized) {</text:p>
      <text:p text:style-name="Preformatted_20_Text"><text:s text:c="12"/>System.out.println(value);</text:p>
      <text:p text:style-name="Preformatted_20_Text"><text:s text:c="8"/>}</text:p>
      <text:p text:style-name="Preformatted_20_Text"/>
      <text:p text:style-name="Preformatted_20_Text"><text:s text:c="8"/>System.out.println("Copying an array");</text:p>
      <text:p text:style-name="Preformatted_20_Text"><text:s text:c="8"/>int[] copied = new int[5];</text:p>
      <text:p text:style-name="Preformatted_20_Text"><text:s text:c="8"/>System.arraycopy(sized, 5, copied, 0, 5);</text:p>
      <text:p text:style-name="Preformatted_20_Text"><text:s text:c="8"/>for (int value : copied) {</text:p>
      <text:p text:style-name="Preformatted_20_Text"><text:s text:c="12"/>System.out.println(value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80059736"/>Multiarray<text:alphabetical-index-mark-end text:id="IMark94278680059736"/></text:p>
      <text:p text:style-name="Preformatted_20_Text">=============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[][] states = new String[3][2];</text:p>
      <text:p text:style-name="Preformatted_20_Text"><text:s text:c="8"/>states[0][0] = "California";</text:p>
      <text:p text:style-name="Preformatted_20_Text"><text:s text:c="8"/>states[0][1] = "Sacramento";</text:p>
      <text:p text:style-name="Preformatted_20_Text"><text:s text:c="8"/>states[1][0] = "Oregon";</text:p>
      <text:p text:style-name="Preformatted_20_Text"><text:s text:c="8"/>states[1][1] = "Salem";</text:p>
      <text:p text:style-name="Preformatted_20_Text"><text:s text:c="8"/>states[2][0] = "Washington";</text:p>
      <text:p text:style-name="Preformatted_20_Text"><text:s text:c="8"/>states[2][1] = "Olympia";</text:p>
      <text:p text:style-name="Preformatted_20_Text"/>
      <text:p text:style-name="Preformatted_20_Text"><text:s text:c="8"/>for (int i = 0; i &lt; states.length; i++) {</text:p>
      <text:p text:style-name="Preformatted_20_Text"><text:s text:c="12"/>StringBuilder sb = new StringBuilder();</text:p>
      <text:p text:style-name="Preformatted_20_Text"><text:s text:c="12"/>sb.append("The capitol of ")</text:p>
      <text:p text:style-name="Preformatted_20_Text"><text:s text:c="20"/>.append(states[i][0])</text:p>
      <text:p text:style-name="Preformatted_20_Text"><text:s text:c="20"/>.append(" is ")</text:p>
      <text:p text:style-name="Preformatted_20_Text"><text:s text:c="20"/>.append(states[i][1])</text:p>
      <text:p text:style-name="Preformatted_20_Text"><text:s text:c="20"/>.append(".");</text:p>
      <text:p text:style-name="Preformatted_20_Text"><text:s text:c="12"/>System.out.println(sb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2893720"/>ArrayList<text:alphabetical-index-mark-end text:id="IMark94278782893720"/></text:p>
      <text:p text:style-name="Preformatted_20_Text"><text:soft-page-break/>===========</text:p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List&lt;String&gt; list = new ArrayList&lt;&gt;();</text:p>
      <text:p text:style-name="Preformatted_20_Text"/>
      <text:p text:style-name="Preformatted_20_Text"><text:s text:c="8"/>list.add("California");</text:p>
      <text:p text:style-name="Preformatted_20_Text"><text:s text:c="8"/>list.add("Oregon");</text:p>
      <text:p text:style-name="Preformatted_20_Text"><text:s text:c="8"/>list.add("Washington");</text:p>
      <text:p text:style-name="Preformatted_20_Text"/>
      <text:p text:style-name="Preformatted_20_Text"><text:s text:c="8"/>System.out.println(list);</text:p>
      <text:p text:style-name="Preformatted_20_Text"/>
      <text:p text:style-name="Preformatted_20_Text"><text:s text:c="8"/>list.add("Alaska");</text:p>
      <text:p text:style-name="Preformatted_20_Text"><text:s text:c="8"/>System.out.println(list);</text:p>
      <text:p text:style-name="Preformatted_20_Text"/>
      <text:p text:style-name="Preformatted_20_Text"><text:s text:c="8"/>list.remove(0);</text:p>
      <text:p text:style-name="Preformatted_20_Text"><text:s text:c="8"/>System.out.println(list);</text:p>
      <text:p text:style-name="Preformatted_20_Text"/>
      <text:p text:style-name="Preformatted_20_Text"><text:s text:c="8"/>String state = list.get(1);</text:p>
      <text:p text:style-name="Preformatted_20_Text"><text:s text:c="8"/>System.out.println("The second state is " + state);</text:p>
      <text:p text:style-name="Preformatted_20_Text"/>
      <text:p text:style-name="Preformatted_20_Text"><text:s text:c="8"/>int pos = list.indexOf("Alaska");</text:p>
      <text:p text:style-name="Preformatted_20_Text"><text:s text:c="8"/>System.out.println("Alaska is at position " + pos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89441528"/>HashMap<text:alphabetical-index-mark-end text:id="IMark94278689441528"/></text:p>
      <text:p text:style-name="Preformatted_20_Text">=========</text:p>
      <text:p text:style-name="Preformatted_20_Text">import java.util.HashMap;</text:p>
      <text:p text:style-name="Preformatted_20_Text">import java.util.Map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Map&lt;String, String&gt; map = new HashMap&lt;&gt;();</text:p>
      <text:p text:style-name="Preformatted_20_Text"/>
      <text:p text:style-name="Preformatted_20_Text"><text:s text:c="8"/>map.put("California", "Sacramento");</text:p>
      <text:p text:style-name="Preformatted_20_Text"><text:s text:c="8"/>map.put("Oregon", "Salem");</text:p>
      <text:p text:style-name="Preformatted_20_Text"><text:s text:c="8"/>map.put("Washington", "Olympia");</text:p>
      <text:p text:style-name="Preformatted_20_Text"><text:s text:c="8"/>System.out.println(map);</text:p>
      <text:p text:style-name="Preformatted_20_Text"/>
      <text:p text:style-name="Preformatted_20_Text"><text:s text:c="8"/>map.put("Alaska", "Juneau");</text:p>
      <text:p text:style-name="Preformatted_20_Text"><text:s text:c="8"/>System.out.println(map);</text:p>
      <text:p text:style-name="Preformatted_20_Text"/>
      <text:p text:style-name="Preformatted_20_Text"><text:s text:c="8"/>String cap = map.get("Oregon");</text:p>
      <text:p text:style-name="Preformatted_20_Text"><text:s text:c="8"/>System.out.println("The capitol of Oregon is " + cap);</text:p>
      <text:p text:style-name="Preformatted_20_Text"/>
      <text:p text:style-name="Preformatted_20_Text"><text:s text:c="8"/>map.remove("California");</text:p>
      <text:p text:style-name="Preformatted_20_Text"><text:s text:c="8"/>System.out.println(map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80251928"/>IterateCollections<text:alphabetical-index-mark-end text:id="IMark94278680251928"/></text:p>
      <text:p text:style-name="Preformatted_20_Text">=====================</text:p>
      <text:p text:style-name="Preformatted_20_Text">import java.util.*;</text:p>
      <text:p text:style-name="Preformatted_20_Text"/>
      <text:p text:style-name="Preformatted_20_Text"><text:soft-page-break/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ystem.out.println("Ordered data");</text:p>
      <text:p text:style-name="Preformatted_20_Text"><text:s text:c="8"/>List&lt;String&gt; list = new ArrayList&lt;String&gt;();</text:p>
      <text:p text:style-name="Preformatted_20_Text"><text:s text:c="8"/>list.add("California");</text:p>
      <text:p text:style-name="Preformatted_20_Text"><text:s text:c="8"/>list.add("Oregon");</text:p>
      <text:p text:style-name="Preformatted_20_Text"><text:s text:c="8"/>list.add("Washington");</text:p>
      <text:p text:style-name="Preformatted_20_Text"/>
      <text:p text:style-name="Preformatted_20_Text"><text:s text:c="8"/>System.out.println("toString() output");</text:p>
      <text:p text:style-name="Preformatted_20_Text"><text:s text:c="8"/>System.out.println(list);</text:p>
      <text:p text:style-name="Preformatted_20_Text"><text:s text:c="8"/>System.out.println("");</text:p>
      <text:p text:style-name="Preformatted_20_Text"/>
      <text:p text:style-name="Preformatted_20_Text"><text:s text:c="8"/>System.out.println("ArrayList iterator");</text:p>
      <text:p text:style-name="Preformatted_20_Text"><text:s text:c="8"/>Iterator&lt;String&gt; iterator = list.iterator();</text:p>
      <text:p text:style-name="Preformatted_20_Text"><text:s text:c="8"/>while (iterator.hasNext()) {</text:p>
      <text:p text:style-name="Preformatted_20_Text"><text:s text:c="12"/>String value = iterator.next();</text:p>
      <text:p text:style-name="Preformatted_20_Text"><text:s text:c="12"/>System.out.println(value);</text:p>
      <text:p text:style-name="Preformatted_20_Text"><text:s text:c="8"/>}</text:p>
      <text:p text:style-name="Preformatted_20_Text"><text:s text:c="8"/>System.out.println("");</text:p>
      <text:p text:style-name="Preformatted_20_Text"/>
      <text:p text:style-name="Preformatted_20_Text"><text:s text:c="8"/>System.out.println("ArrayList ForEach");</text:p>
      <text:p text:style-name="Preformatted_20_Text"><text:s text:c="8"/>for (String value : list) {</text:p>
      <text:p text:style-name="Preformatted_20_Text"><text:s text:c="12"/>System.out.println(value);</text:p>
      <text:p text:style-name="Preformatted_20_Text"><text:s text:c="8"/>}</text:p>
      <text:p text:style-name="Preformatted_20_Text"><text:s text:c="8"/>System.out.println("");</text:p>
      <text:p text:style-name="Preformatted_20_Text"/>
      <text:p text:style-name="Preformatted_20_Text"><text:s text:c="8"/>System.out.println("Java 8 method reference");</text:p>
      <text:p text:style-name="Preformatted_20_Text"><text:s text:c="8"/>list.forEach(System.out::println);</text:p>
      <text:p text:style-name="Preformatted_20_Text"><text:s text:c="8"/>System.out.println("");</text:p>
      <text:p text:style-name="Preformatted_20_Text"/>
      <text:p text:style-name="Preformatted_20_Text"><text:s text:c="8"/>System.out.println("Unordered data");</text:p>
      <text:p text:style-name="Preformatted_20_Text"><text:s text:c="8"/>Map&lt;String, String&gt; map = new HashMap&lt;String, String&gt;();</text:p>
      <text:p text:style-name="Preformatted_20_Text"><text:s text:c="8"/>map.put("California", "Sacramento");</text:p>
      <text:p text:style-name="Preformatted_20_Text"><text:s text:c="8"/>map.put("Oregon", "Salem");</text:p>
      <text:p text:style-name="Preformatted_20_Text"><text:s text:c="8"/>map.put("Washington", "Olympia");</text:p>
      <text:p text:style-name="Preformatted_20_Text"><text:s text:c="8"/>System.out.println(map);</text:p>
      <text:p text:style-name="Preformatted_20_Text"><text:s text:c="8"/>System.out.println("");</text:p>
      <text:p text:style-name="Preformatted_20_Text"/>
      <text:p text:style-name="Preformatted_20_Text"><text:s text:c="8"/>System.out.println("HashMap Iterator");</text:p>
      <text:p text:style-name="Preformatted_20_Text"><text:s text:c="8"/>Set&lt;String&gt; keys = map.keySet();</text:p>
      <text:p text:style-name="Preformatted_20_Text"><text:s text:c="8"/>Iterator&lt;String&gt; iterator1 = keys.iterator();</text:p>
      <text:p text:style-name="Preformatted_20_Text"><text:s text:c="8"/>while (iterator1.hasNext()) {</text:p>
      <text:p text:style-name="Preformatted_20_Text"><text:s text:c="12"/>String key = iterator1.next();</text:p>
      <text:p text:style-name="Preformatted_20_Text"><text:s text:c="12"/>System.out.println("The capitol of " + key + " is " + map.get(key));</text:p>
      <text:p text:style-name="Preformatted_20_Text"><text:s text:c="8"/>}</text:p>
      <text:p text:style-name="Preformatted_20_Text"><text:s text:c="8"/>System.out.println("");</text:p>
      <text:p text:style-name="Preformatted_20_Text"/>
      <text:p text:style-name="Preformatted_20_Text"><text:s text:c="8"/>System.out.println("HashMap ForEach");</text:p>
      <text:p text:style-name="Preformatted_20_Text"><text:s text:c="8"/>for (String key : keys) {</text:p>
      <text:p text:style-name="Preformatted_20_Text"><text:s text:c="12"/>System.out.println("The capitol of " + key + " is " + map.get(key));</text:p>
      <text:p text:style-name="Preformatted_20_Text"><text:s text:c="8"/>}</text:p>
      <text:p text:style-name="Preformatted_20_Text"><text:s text:c="8"/>System.out.println(""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7350248"/>Create class<text:alphabetical-index-mark-end text:id="IMark94278787350248"/></text:p>
      <text:p text:style-name="Preformatted_20_Text">================</text:p>
      <text:p text:style-name="Preformatted_20_Text">public class MathHelper {</text:p>
      <text:p text:style-name="Preformatted_20_Text"/>
      <text:p text:style-name="Preformatted_20_Text"><text:s text:c="4"/>public static double addValues(String s1, String s2) {</text:p>
      <text:p text:style-name="Preformatted_20_Text"><text:s text:c="8"/>double d1 = Double.parseDouble(s1);</text:p>
      <text:p text:style-name="Preformatted_20_Text"><text:soft-page-break/><text:s text:c="8"/>double d2 = Double.parsenDouble(s2);</text:p>
      <text:p text:style-name="Preformatted_20_Text"><text:s text:c="8"/>return d1 + d2;</text:p>
      <text:p text:style-name="Preformatted_20_Text"><text:s text:c="4"/>}</text:p>
      <text:p text:style-name="Preformatted_20_Text"/>
      <text:p text:style-name="Preformatted_20_Text"><text:s text:c="4"/>public static double subtract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- d2;</text:p>
      <text:p text:style-name="Preformatted_20_Text"><text:s text:c="4"/>}</text:p>
      <text:p text:style-name="Preformatted_20_Text"/>
      <text:p text:style-name="Preformatted_20_Text"><text:s text:c="4"/>public static double multiply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* d2;</text:p>
      <text:p text:style-name="Preformatted_20_Text"><text:s text:c="4"/>}</text:p>
      <text:p text:style-name="Preformatted_20_Text"/>
      <text:p text:style-name="Preformatted_20_Text"><text:s text:c="4"/>public static double divide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/ d2;</text:p>
      <text:p text:style-name="Preformatted_20_Text"><text:s text:c="4"/>}</text:p>
      <text:p text:style-name="Preformatted_20_Text">}</text:p>
      <text:p text:style-name="Preformatted_20_Text"/>
      <text:p text:style-name="Preformatted_20_Text">import com.example.java.utilities.MathHelper;</text:p>
      <text:p text:style-name="Preformatted_20_Text"/>
      <text:p text:style-name="Preformatted_20_Text">import java.util.Scanner;</text:p>
      <text:p text:style-name="Preformatted_20_Text"/>
      <text:p text:style-name="Preformatted_20_Text">public class Calculator {</text:p>
      <text:p text:style-name="Preformatted_20_Text"/>
      <text:p text:style-name="Preformatted_20_Text"><text:s text:c="4"/>public static void main(String[] args) {</text:p>
      <text:p text:style-name="Preformatted_20_Text"><text:s text:c="8"/>String s1 = getInput("Enter a numeric value: ");</text:p>
      <text:p text:style-name="Preformatted_20_Text"><text:s text:c="8"/>String s2 = getInput("Enter a numeric value: ");</text:p>
      <text:p text:style-name="Preformatted_20_Text"><text:s text:c="8"/>String op = getInput("Choose an operation (+ - * /):");</text:p>
      <text:p text:style-name="Preformatted_20_Text"/>
      <text:p text:style-name="Preformatted_20_Text"><text:s text:c="8"/>double result = 0;</text:p>
      <text:p text:style-name="Preformatted_20_Text"/>
      <text:p text:style-name="Preformatted_20_Text"><text:s text:c="8"/>try {</text:p>
      <text:p text:style-name="Preformatted_20_Text"><text:s text:c="12"/>switch (op) {</text:p>
      <text:p text:style-name="Preformatted_20_Text"><text:s text:c="16"/>case "+":</text:p>
      <text:p text:style-name="Preformatted_20_Text"><text:s text:c="20"/>result = MathHelper.addValues(s1, s2);</text:p>
      <text:p text:style-name="Preformatted_20_Text"><text:s text:c="20"/>break;</text:p>
      <text:p text:style-name="Preformatted_20_Text"><text:s text:c="16"/>case "-":</text:p>
      <text:p text:style-name="Preformatted_20_Text"><text:s text:c="20"/>result = MathHelper.subtractValues(s1, s2);</text:p>
      <text:p text:style-name="Preformatted_20_Text"><text:s text:c="20"/>break;</text:p>
      <text:p text:style-name="Preformatted_20_Text"><text:s text:c="16"/>case "*":</text:p>
      <text:p text:style-name="Preformatted_20_Text"><text:s text:c="20"/>result = MathHelper.multiplyValues(s1, s2);</text:p>
      <text:p text:style-name="Preformatted_20_Text"><text:s text:c="20"/>break;</text:p>
      <text:p text:style-name="Preformatted_20_Text"><text:s text:c="16"/>case "/":</text:p>
      <text:p text:style-name="Preformatted_20_Text"><text:s text:c="20"/>result = MathHelper.divideValues(s1, s2);</text:p>
      <text:p text:style-name="Preformatted_20_Text"><text:s text:c="20"/>break;</text:p>
      <text:p text:style-name="Preformatted_20_Text"><text:s text:c="16"/>default:</text:p>
      <text:p text:style-name="Preformatted_20_Text"><text:s text:c="20"/>System.out.println("Unrecognized operation!");</text:p>
      <text:p text:style-name="Preformatted_20_Text"><text:s text:c="20"/>return;</text:p>
      <text:p text:style-name="Preformatted_20_Text"><text:s text:c="12"/>}</text:p>
      <text:p text:style-name="Preformatted_20_Text"/>
      <text:p text:style-name="Preformatted_20_Text"><text:s text:c="12"/>System.out.println("The answer is " + result);</text:p>
      <text:p text:style-name="Preformatted_20_Text"/>
      <text:p text:style-name="Preformatted_20_Text"><text:s text:c="8"/>} catch (Exception e) {</text:p>
      <text:p text:style-name="Preformatted_20_Text"><text:s text:c="12"/>System.out.println("Number formatting exception " + e.getMessage()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static String getInput(String prompt) {</text:p>
      <text:p text:style-name="Preformatted_20_Text"><text:s text:c="8"/>System.out.print(prompt);</text:p>
      <text:p text:style-name="Preformatted_20_Text"><text:s text:c="8"/>Scanner sc = new Scanner(System.in);</text:p>
      <text:p text:style-name="Preformatted_20_Text"><text:soft-page-break/><text:s text:c="8"/>return sc.nextLine()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62695512"/>NestedClasses<text:alphabetical-index-mark-end text:id="IMark94278762695512"/></text:p>
      <text:p text:style-name="Preformatted_20_Text">===============</text:p>
      <text:p text:style-name="Preformatted_20_Text">public class MathHelper {</text:p>
      <text:p text:style-name="Preformatted_20_Text"/>
      <text:p text:style-name="Preformatted_20_Text"><text:s text:c="4"/>public static double add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+ d2;</text:p>
      <text:p text:style-name="Preformatted_20_Text"><text:s text:c="4"/>}</text:p>
      <text:p text:style-name="Preformatted_20_Text"/>
      <text:p text:style-name="Preformatted_20_Text"><text:s text:c="4"/>public static double subtract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- d2;</text:p>
      <text:p text:style-name="Preformatted_20_Text"><text:s text:c="4"/>}</text:p>
      <text:p text:style-name="Preformatted_20_Text"/>
      <text:p text:style-name="Preformatted_20_Text"><text:s text:c="4"/>public static double multiply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* d2;</text:p>
      <text:p text:style-name="Preformatted_20_Text"><text:s text:c="4"/>}</text:p>
      <text:p text:style-name="Preformatted_20_Text"/>
      <text:p text:style-name="Preformatted_20_Text"><text:s text:c="4"/>public static double divide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/ d2;</text:p>
      <text:p text:style-name="Preformatted_20_Text"><text:s text:c="4"/>}</text:p>
      <text:p text:style-name="Preformatted_20_Text">}</text:p>
      <text:p text:style-name="Preformatted_20_Text"/>
      <text:p text:style-name="Preformatted_20_Text">import com.example.java.utilities.MathHelper;</text:p>
      <text:p text:style-name="Preformatted_20_Text"/>
      <text:p text:style-name="Preformatted_20_Text">import java.util.Scanner;</text:p>
      <text:p text:style-name="Preformatted_20_Text"/>
      <text:p text:style-name="Preformatted_20_Text">public class Calculator {</text:p>
      <text:p text:style-name="Preformatted_20_Text"/>
      <text:p text:style-name="Preformatted_20_Text"><text:s text:c="4"/>public static void main(String[] args) {</text:p>
      <text:p text:style-name="Preformatted_20_Text"><text:s text:c="8"/>Calculator calc = new Calculator();</text:p>
      <text:p text:style-name="Preformatted_20_Text"><text:s text:c="8"/>calc.calculate();</text:p>
      <text:p text:style-name="Preformatted_20_Text"><text:s text:c="4"/>}</text:p>
      <text:p text:style-name="Preformatted_20_Text"/>
      <text:p text:style-name="Preformatted_20_Text"><text:s text:c="4"/>protected void calculate() {</text:p>
      <text:p text:style-name="Preformatted_20_Text"/>
      <text:p text:style-name="Preformatted_20_Text"><text:s text:c="8"/>InputHelper helper = new InputHelper();</text:p>
      <text:p text:style-name="Preformatted_20_Text"><text:s text:c="8"/>String s1 = helper.getInput("Enter a numeric value: ");</text:p>
      <text:p text:style-name="Preformatted_20_Text"><text:s text:c="8"/>String s2 = helper.getInput("Enter a numeric value: ");</text:p>
      <text:p text:style-name="Preformatted_20_Text"><text:s text:c="8"/>String op = helper.getInput("Choose an operation (+ - * /):");</text:p>
      <text:p text:style-name="Preformatted_20_Text"/>
      <text:p text:style-name="Preformatted_20_Text"><text:s text:c="8"/>double result = 0;</text:p>
      <text:p text:style-name="Preformatted_20_Text"/>
      <text:p text:style-name="Preformatted_20_Text"><text:s text:c="8"/>try {</text:p>
      <text:p text:style-name="Preformatted_20_Text"><text:s text:c="12"/>switch (op) {</text:p>
      <text:p text:style-name="Preformatted_20_Text"><text:s text:c="16"/>case "+":</text:p>
      <text:p text:style-name="Preformatted_20_Text"><text:s text:c="20"/>result = MathHelper.addValues(s1, s2);</text:p>
      <text:p text:style-name="Preformatted_20_Text"><text:s text:c="20"/>break;</text:p>
      <text:p text:style-name="Preformatted_20_Text"><text:s text:c="16"/>case "-":</text:p>
      <text:p text:style-name="Preformatted_20_Text"><text:s text:c="20"/>result = MathHelper.subtractValues(s1, s2);</text:p>
      <text:p text:style-name="Preformatted_20_Text"><text:s text:c="20"/>break;</text:p>
      <text:p text:style-name="Preformatted_20_Text"><text:s text:c="16"/>case "*":</text:p>
      <text:p text:style-name="Preformatted_20_Text"><text:s text:c="20"/>result = MathHelper.multiplyValues(s1, s2);</text:p>
      <text:p text:style-name="Preformatted_20_Text"><text:s text:c="20"/>break;</text:p>
      <text:p text:style-name="Preformatted_20_Text"><text:soft-page-break/><text:s text:c="16"/>case "/":</text:p>
      <text:p text:style-name="Preformatted_20_Text"><text:s text:c="20"/>result = MathHelper.divideValues(s1, s2);</text:p>
      <text:p text:style-name="Preformatted_20_Text"><text:s text:c="20"/>break;</text:p>
      <text:p text:style-name="Preformatted_20_Text"><text:s text:c="16"/>default:</text:p>
      <text:p text:style-name="Preformatted_20_Text"><text:s text:c="20"/>System.out.println("Unrecognized operation!");</text:p>
      <text:p text:style-name="Preformatted_20_Text"><text:s text:c="20"/>return;</text:p>
      <text:p text:style-name="Preformatted_20_Text"><text:s text:c="12"/>}</text:p>
      <text:p text:style-name="Preformatted_20_Text"/>
      <text:p text:style-name="Preformatted_20_Text"><text:s text:c="12"/>System.out.println("The answer is " + result);</text:p>
      <text:p text:style-name="Preformatted_20_Text"/>
      <text:p text:style-name="Preformatted_20_Text"><text:s text:c="8"/>} catch (Exception e) {</text:p>
      <text:p text:style-name="Preformatted_20_Text"><text:s text:c="12"/>System.out.println("Number formatting exception " + e.getMessage()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class InputHelper {</text:p>
      <text:p text:style-name="Preformatted_20_Text"><text:s text:c="8"/>private String getInput(String prompt) {</text:p>
      <text:p text:style-name="Preformatted_20_Text"><text:s text:c="12"/>System.out.print(prompt);</text:p>
      <text:p text:style-name="Preformatted_20_Text"><text:s text:c="12"/>Scanner sc = new Scanner(System.in);</text:p>
      <text:p text:style-name="Preformatted_20_Text"><text:s text:c="12"/>return sc.nextLine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91502712"/>ClassRelationships<text:alphabetical-index-mark-end text:id="IMark94278691502712"/></text:p>
      <text:p text:style-name="Preformatted_20_Text">====================</text:p>
      <text:p text:style-name="Preformatted_20_Text">public class Calculator {</text:p>
      <text:p text:style-name="Preformatted_20_Text"/>
      <text:p text:style-name="Preformatted_20_Text"><text:s text:c="4"/>public static void main(String[] args) {</text:p>
      <text:p text:style-name="Preformatted_20_Text"><text:s text:c="8"/>Calculator calc = new Calculator();</text:p>
      <text:p text:style-name="Preformatted_20_Text"><text:s text:c="8"/>calc.calculate();</text:p>
      <text:p text:style-name="Preformatted_20_Text"><text:s text:c="4"/>}</text:p>
      <text:p text:style-name="Preformatted_20_Text"/>
      <text:p text:style-name="Preformatted_20_Text"><text:s text:c="4"/>protected void calculate() {</text:p>
      <text:p text:style-name="Preformatted_20_Text"/>
      <text:p text:style-name="Preformatted_20_Text"><text:s text:c="8"/>InputHelper helper = new InputHelper();</text:p>
      <text:p text:style-name="Preformatted_20_Text"><text:s text:c="8"/>String s1 = helper.getInput("Enter a numeric value: ");</text:p>
      <text:p text:style-name="Preformatted_20_Text"><text:s text:c="8"/>String s2 = helper.getInput("Enter a numeric value: ");</text:p>
      <text:p text:style-name="Preformatted_20_Text"><text:s text:c="8"/>String op = helper.getInput("Choose an operation (+ - * /):");</text:p>
      <text:p text:style-name="Preformatted_20_Text"/>
      <text:p text:style-name="Preformatted_20_Text"><text:s text:c="8"/>double result = 0;</text:p>
      <text:p text:style-name="Preformatted_20_Text"/>
      <text:p text:style-name="Preformatted_20_Text"><text:s text:c="8"/>try {</text:p>
      <text:p text:style-name="Preformatted_20_Text"><text:s text:c="12"/>switch (op) {</text:p>
      <text:p text:style-name="Preformatted_20_Text"><text:s text:c="16"/>case "+":</text:p>
      <text:p text:style-name="Preformatted_20_Text"><text:s text:c="20"/>result = MathHelper.addValues(s1, s2);</text:p>
      <text:p text:style-name="Preformatted_20_Text"><text:s text:c="20"/>break;</text:p>
      <text:p text:style-name="Preformatted_20_Text"><text:s text:c="16"/>case "-":</text:p>
      <text:p text:style-name="Preformatted_20_Text"><text:s text:c="20"/>result = MathHelper.subtractValues(s1, s2);</text:p>
      <text:p text:style-name="Preformatted_20_Text"><text:s text:c="20"/>break;</text:p>
      <text:p text:style-name="Preformatted_20_Text"><text:s text:c="16"/>case "*":</text:p>
      <text:p text:style-name="Preformatted_20_Text"><text:s text:c="20"/>result = MathHelper.multiplyValues(s1, s2);</text:p>
      <text:p text:style-name="Preformatted_20_Text"><text:s text:c="20"/>break;</text:p>
      <text:p text:style-name="Preformatted_20_Text"><text:s text:c="16"/>case "/":</text:p>
      <text:p text:style-name="Preformatted_20_Text"><text:s text:c="20"/>result = MathHelper.divideValues(s1, s2);</text:p>
      <text:p text:style-name="Preformatted_20_Text"><text:s text:c="20"/>break;</text:p>
      <text:p text:style-name="Preformatted_20_Text"><text:s text:c="16"/>default:</text:p>
      <text:p text:style-name="Preformatted_20_Text"><text:s text:c="20"/>System.out.println("Unrecognized operation!");</text:p>
      <text:p text:style-name="Preformatted_20_Text"><text:s text:c="20"/>return;</text:p>
      <text:p text:style-name="Preformatted_20_Text"><text:s text:c="12"/>}</text:p>
      <text:p text:style-name="Preformatted_20_Text"/>
      <text:p text:style-name="Preformatted_20_Text"><text:s text:c="12"/>System.out.println("The answer is " + result);</text:p>
      <text:p text:style-name="Preformatted_20_Text"/>
      <text:p text:style-name="Preformatted_20_Text"><text:s text:c="8"/>} catch (Exception e) {</text:p>
      <text:p text:style-name="Preformatted_20_Text"><text:soft-page-break/><text:s text:c="12"/>System.out.println("Number formatting exception " + e.getMessage()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/>
      <text:p text:style-name="Preformatted_20_Text">}</text:p>
      <text:p text:style-name="Preformatted_20_Text"/>
      <text:p text:style-name="Preformatted_20_Text">public class InputHelper</text:p>
      <text:p text:style-name="Preformatted_20_Text">{</text:p>
      <text:p text:style-name="Preformatted_20_Text"><text:s text:c="4"/>public String getInput(String prompt) {</text:p>
      <text:p text:style-name="Preformatted_20_Text"><text:s text:c="12"/>System.out.print(prompt);</text:p>
      <text:p text:style-name="Preformatted_20_Text"><text:s text:c="12"/>Scanner sc = new Scanner(System.in);</text:p>
      <text:p text:style-name="Preformatted_20_Text"><text:s text:c="12"/>return sc.nextLine();</text:p>
      <text:p text:style-name="Preformatted_20_Text"><text:s text:c="8"/>}</text:p>
      <text:p text:style-name="Preformatted_20_Text">}</text:p>
      <text:p text:style-name="Preformatted_20_Text"/>
      <text:p text:style-name="Preformatted_20_Text">public class MathHelper {</text:p>
      <text:p text:style-name="Preformatted_20_Text"/>
      <text:p text:style-name="Preformatted_20_Text"><text:s text:c="4"/>public static double add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+ d2;</text:p>
      <text:p text:style-name="Preformatted_20_Text"><text:s text:c="4"/>}</text:p>
      <text:p text:style-name="Preformatted_20_Text"/>
      <text:p text:style-name="Preformatted_20_Text"><text:s text:c="4"/>public static double subtract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- d2;</text:p>
      <text:p text:style-name="Preformatted_20_Text"><text:s text:c="4"/>}</text:p>
      <text:p text:style-name="Preformatted_20_Text"/>
      <text:p text:style-name="Preformatted_20_Text"><text:s text:c="4"/>public static double multiply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* d2;</text:p>
      <text:p text:style-name="Preformatted_20_Text"><text:s text:c="4"/>}</text:p>
      <text:p text:style-name="Preformatted_20_Text"/>
      <text:p text:style-name="Preformatted_20_Text"><text:s text:c="4"/>public static double divideValues(String s1, String s2) {</text:p>
      <text:p text:style-name="Preformatted_20_Text"><text:s text:c="8"/>double d1 = Double.parseDouble(s1);</text:p>
      <text:p text:style-name="Preformatted_20_Text"><text:s text:c="8"/>double d2 = Double.parseDouble(s2);</text:p>
      <text:p text:style-name="Preformatted_20_Text"><text:s text:c="8"/>return d1 / d2;</text:p>
      <text:p text:style-name="Preformatted_20_Text"><text:s text:c="4"/>}</text:p>
      <text:p text:style-name="Preformatted_20_Text">}</text:p>
      <text:p text:style-name="Preformatted_20_Text"/>
      <text:p text:style-name="Preformatted_20_Text">#BlueJ package file</text:p>
      <text:p text:style-name="Preformatted_20_Text">dependency1.from=Calculator</text:p>
      <text:p text:style-name="Preformatted_20_Text">dependency1.to=MathHelper</text:p>
      <text:p text:style-name="Preformatted_20_Text">dependency1.type=UsesDependency</text:p>
      <text:p text:style-name="Preformatted_20_Text">dependency2.from=Calculator</text:p>
      <text:p text:style-name="Preformatted_20_Text">dependency2.to=InputHelper</text:p>
      <text:p text:style-name="Preformatted_20_Text">dependency2.type=UsesDependency</text:p>
      <text:p text:style-name="Preformatted_20_Text">objectbench.height=76</text:p>
      <text:p text:style-name="Preformatted_20_Text">objectbench.width=658</text:p>
      <text:p text:style-name="Preformatted_20_Text">package.editor.height=400</text:p>
      <text:p text:style-name="Preformatted_20_Text">package.editor.width=560</text:p>
      <text:p text:style-name="Preformatted_20_Text">package.editor.x=30</text:p>
      <text:p text:style-name="Preformatted_20_Text">package.editor.y=30</text:p>
      <text:p text:style-name="Preformatted_20_Text">package.numDependencies=2</text:p>
      <text:p text:style-name="Preformatted_20_Text">package.numTargets=3</text:p>
      <text:p text:style-name="Preformatted_20_Text">package.showExtends=true</text:p>
      <text:p text:style-name="Preformatted_20_Text">package.showUses=true</text:p>
      <text:p text:style-name="Preformatted_20_Text">project.charset=windows-1252</text:p>
      <text:p text:style-name="Preformatted_20_Text">target1.editor.height=700</text:p>
      <text:p text:style-name="Preformatted_20_Text">target1.editor.width=900</text:p>
      <text:p text:style-name="Preformatted_20_Text">target1.editor.x=0</text:p>
      <text:p text:style-name="Preformatted_20_Text">target1.editor.y=0</text:p>
      <text:p text:style-name="Preformatted_20_Text"><text:soft-page-break/>target1.height=50</text:p>
      <text:p text:style-name="Preformatted_20_Text">target1.name=MathHelper</text:p>
      <text:p text:style-name="Preformatted_20_Text">target1.naviview.expanded=true</text:p>
      <text:p text:style-name="Preformatted_20_Text">target1.showInterface=false</text:p>
      <text:p text:style-name="Preformatted_20_Text">target1.type=ClassTarget</text:p>
      <text:p text:style-name="Preformatted_20_Text">target1.typeParameters=</text:p>
      <text:p text:style-name="Preformatted_20_Text">target1.width=90</text:p>
      <text:p text:style-name="Preformatted_20_Text">target1.x=60</text:p>
      <text:p text:style-name="Preformatted_20_Text">target1.y=120</text:p>
      <text:p text:style-name="Preformatted_20_Text">target2.editor.height=700</text:p>
      <text:p text:style-name="Preformatted_20_Text">target2.editor.width=900</text:p>
      <text:p text:style-name="Preformatted_20_Text">target2.editor.x=70</text:p>
      <text:p text:style-name="Preformatted_20_Text">target2.editor.y=50</text:p>
      <text:p text:style-name="Preformatted_20_Text">target2.height=50</text:p>
      <text:p text:style-name="Preformatted_20_Text">target2.name=Calculator</text:p>
      <text:p text:style-name="Preformatted_20_Text">target2.naviview.expanded=true</text:p>
      <text:p text:style-name="Preformatted_20_Text">target2.showInterface=false</text:p>
      <text:p text:style-name="Preformatted_20_Text">target2.type=ClassTarget</text:p>
      <text:p text:style-name="Preformatted_20_Text">target2.typeParameters=</text:p>
      <text:p text:style-name="Preformatted_20_Text">target2.width=80</text:p>
      <text:p text:style-name="Preformatted_20_Text">target2.x=250</text:p>
      <text:p text:style-name="Preformatted_20_Text">target2.y=200</text:p>
      <text:p text:style-name="Preformatted_20_Text">target3.editor.height=700</text:p>
      <text:p text:style-name="Preformatted_20_Text">target3.editor.width=900</text:p>
      <text:p text:style-name="Preformatted_20_Text">target3.editor.x=70</text:p>
      <text:p text:style-name="Preformatted_20_Text">target3.editor.y=50</text:p>
      <text:p text:style-name="Preformatted_20_Text">target3.height=50</text:p>
      <text:p text:style-name="Preformatted_20_Text">target3.name=InputHelper</text:p>
      <text:p text:style-name="Preformatted_20_Text">target3.naviview.expanded=true</text:p>
      <text:p text:style-name="Preformatted_20_Text">target3.showInterface=false</text:p>
      <text:p text:style-name="Preformatted_20_Text">target3.type=ClassTarget</text:p>
      <text:p text:style-name="Preformatted_20_Text">target3.typeParameters=</text:p>
      <text:p text:style-name="Preformatted_20_Text">target3.width=90</text:p>
      <text:p text:style-name="Preformatted_20_Text">target3.x=410</text:p>
      <text:p text:style-name="Preformatted_20_Text">target3.y=150</text:p>
      <text:p text:style-name="Preformatted_20_Text"/>
      <text:p text:style-name="Preformatted_20_Text">//<text:alphabetical-index-mark-start text:id="IMark94278780814184"/>Instance variables<text:alphabetical-index-mark-end text:id="IMark94278780814184"/></text:p>
      <text:p text:style-name="Preformatted_20_Text">=====================</text:p>
      <text:p text:style-name="Preformatted_20_Text">public class Olive {</text:p>
      <text:p text:style-name="Preformatted_20_Text"/>
      <text:p text:style-name="Preformatted_20_Text"><text:s text:c="4"/>public String name = "Kalamata";</text:p>
      <text:p text:style-name="Preformatted_20_Text"><text:s text:c="4"/>public long color = 0x2E0854;</text:p>
      <text:p text:style-name="Preformatted_20_Text"><text:s text:c="4"/>public int oil = 3;</text:p>
      <text:p text:style-name="Preformatted_20_Text"/>
      <text:p text:style-name="Preformatted_20_Text">}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List&lt;Olive&gt; olives = new ArrayList&lt;&gt;();</text:p>
      <text:p text:style-name="Preformatted_20_Text"><text:s text:c="8"/>Olive olive1 = new Olive();</text:p>
      <text:p text:style-name="Preformatted_20_Text"><text:s text:c="8"/>olives.add(olive1);</text:p>
      <text:p text:style-name="Preformatted_20_Text"><text:s text:c="8"/>Olive olive2 = new Olive();</text:p>
      <text:p text:style-name="Preformatted_20_Text"><text:s text:c="8"/>olives.add(olive2);</text:p>
      <text:p text:style-name="Preformatted_20_Text"><text:s text:c="8"/>Olive olive3 = new Olive();</text:p>
      <text:p text:style-name="Preformatted_20_Text"><text:s text:c="8"/>olives.add(olive3);</text:p>
      <text:p text:style-name="Preformatted_20_Text"/>
      <text:p text:style-name="Preformatted_20_Text"><text:s text:c="8"/>OlivePress press = new OlivePress();</text:p>
      <text:p text:style-name="Preformatted_20_Text"><text:s text:c="8"/>press.getOil(olives);</text:p>
      <text:p text:style-name="Preformatted_20_Text"><text:soft-page-break/>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List;</text:p>
      <text:p text:style-name="Preformatted_20_Text"/>
      <text:p text:style-name="Preformatted_20_Text">public class OlivePress {</text:p>
      <text:p text:style-name="Preformatted_20_Text"/>
      <text:p text:style-name="Preformatted_20_Text"><text:s text:c="4"/>public int getOil(List&lt;Olive&gt; olives) {</text:p>
      <text:p text:style-name="Preformatted_20_Text"/>
      <text:p text:style-name="Preformatted_20_Text"><text:s text:c="8"/>for (Olive o : olives) {</text:p>
      <text:p text:style-name="Preformatted_20_Text"><text:s text:c="12"/>System.out.println(o.name);</text:p>
      <text:p text:style-name="Preformatted_20_Text"><text:s text:c="8"/>}</text:p>
      <text:p text:style-name="Preformatted_20_Text"/>
      <text:p text:style-name="Preformatted_20_Text"><text:s text:c="8"/>return 0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9001144"/>Instance Methods<text:alphabetical-index-mark-end text:id="IMark94278789001144"/></text:p>
      <text:p text:style-name="Preformatted_20_Text">==================</text:p>
      <text:p text:style-name="Preformatted_20_Text">public class Olive {</text:p>
      <text:p text:style-name="Preformatted_20_Text"/>
      <text:p text:style-name="Preformatted_20_Text"><text:s text:c="4"/>private String name = "Kalamata";</text:p>
      <text:p text:style-name="Preformatted_20_Text"><text:s text:c="4"/>private long color = 0x2E0854;</text:p>
      <text:p text:style-name="Preformatted_20_Text"><text:s text:c="4"/>private int oil = 3;</text:p>
      <text:p text:style-name="Preformatted_20_Text"/>
      <text:p text:style-name="Preformatted_20_Text"><text:s text:c="4"/>public String getName() {</text:p>
      <text:p text:style-name="Preformatted_20_Text"><text:s text:c="8"/>return name;</text:p>
      <text:p text:style-name="Preformatted_20_Text"><text:s text:c="4"/>}</text:p>
      <text:p text:style-name="Preformatted_20_Text"/>
      <text:p text:style-name="Preformatted_20_Text"><text:s text:c="4"/>public void setName(String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public long getColor() {</text:p>
      <text:p text:style-name="Preformatted_20_Text"><text:s text:c="8"/>return color;</text:p>
      <text:p text:style-name="Preformatted_20_Text"><text:s text:c="4"/>}</text:p>
      <text:p text:style-name="Preformatted_20_Text"/>
      <text:p text:style-name="Preformatted_20_Text"><text:s text:c="4"/>public void setColor(long color) {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public int crush() {</text:p>
      <text:p text:style-name="Preformatted_20_Text"><text:s text:c="8"/>System.out.println("Ouch!");</text:p>
      <text:p text:style-name="Preformatted_20_Text"><text:s text:c="8"/>return oil;</text:p>
      <text:p text:style-name="Preformatted_20_Text"><text:s text:c="4"/>}</text:p>
      <text:p text:style-name="Preformatted_20_Text"/>
      <text:p text:style-name="Preformatted_20_Text"><text:s text:c="4"/>public void setOil(int oil) {</text:p>
      <text:p text:style-name="Preformatted_20_Text"><text:s text:c="8"/>this.oil = oil;</text:p>
      <text:p text:style-name="Preformatted_20_Text"><text:s text:c="4"/>}</text:p>
      <text:p text:style-name="Preformatted_20_Text">}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><text:soft-page-break/></text:p>
      <text:p text:style-name="Preformatted_20_Text"><text:s text:c="8"/>List&lt;Olive&gt; olives = new ArrayList&lt;&gt;();</text:p>
      <text:p text:style-name="Preformatted_20_Text"><text:s text:c="8"/>Olive olive1 = new Olive();</text:p>
      <text:p text:style-name="Preformatted_20_Text"><text:s text:c="8"/>olives.add(olive1);</text:p>
      <text:p text:style-name="Preformatted_20_Text"><text:s text:c="8"/>Olive olive2 = new Olive();</text:p>
      <text:p text:style-name="Preformatted_20_Text"><text:s text:c="8"/>olive2.setOil(1);</text:p>
      <text:p text:style-name="Preformatted_20_Text"><text:s text:c="8"/>olives.add(olive2);</text:p>
      <text:p text:style-name="Preformatted_20_Text"><text:s text:c="8"/>Olive olive3 = new Olive();</text:p>
      <text:p text:style-name="Preformatted_20_Text"><text:s text:c="8"/>olive3.setOil(4);</text:p>
      <text:p text:style-name="Preformatted_20_Text"><text:s text:c="8"/>olives.add(olive3);</text:p>
      <text:p text:style-name="Preformatted_20_Text"/>
      <text:p text:style-name="Preformatted_20_Text"><text:s text:c="8"/>OlivePress press = new OlivePress();</text:p>
      <text:p text:style-name="Preformatted_20_Text"><text:s text:c="8"/>int totalOil = press.getOil(olives);</text:p>
      <text:p text:style-name="Preformatted_20_Text"><text:s text:c="8"/>System.out.println("Total olive oil: " + totalOil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List;</text:p>
      <text:p text:style-name="Preformatted_20_Text"/>
      <text:p text:style-name="Preformatted_20_Text">public class OlivePress {</text:p>
      <text:p text:style-name="Preformatted_20_Text"/>
      <text:p text:style-name="Preformatted_20_Text"><text:s text:c="4"/>public int getOil(List&lt;Olive&gt; olives) {</text:p>
      <text:p text:style-name="Preformatted_20_Text"/>
      <text:p text:style-name="Preformatted_20_Text"><text:s text:c="8"/>int totalOil = 0;</text:p>
      <text:p text:style-name="Preformatted_20_Text"><text:s text:c="8"/>for (Olive o : olives) {</text:p>
      <text:p text:style-name="Preformatted_20_Text"><text:s text:c="12"/>System.out.println(o.getName());</text:p>
      <text:p text:style-name="Preformatted_20_Text"><text:s text:c="12"/>totalOil += o.crush();</text:p>
      <text:p text:style-name="Preformatted_20_Text"><text:s text:c="8"/>}</text:p>
      <text:p text:style-name="Preformatted_20_Text"/>
      <text:p text:style-name="Preformatted_20_Text"><text:s text:c="8"/>return totalOil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67834696"/>Constructors<text:alphabetical-index-mark-end text:id="IMark94278667834696"/></text:p>
      <text:p text:style-name="Preformatted_20_Text">=================</text:p>
      <text:p text:style-name="Preformatted_20_Text">public class Olive {</text:p>
      <text:p text:style-name="Preformatted_20_Text"/>
      <text:p text:style-name="Preformatted_20_Text"><text:s text:c="4"/>private String name = "Kalamata";</text:p>
      <text:p text:style-name="Preformatted_20_Text"><text:s text:c="4"/>private long color = 0x2E0854;</text:p>
      <text:p text:style-name="Preformatted_20_Text"><text:s text:c="4"/>private int oil = 3;</text:p>
      <text:p text:style-name="Preformatted_20_Text"/>
      <text:p text:style-name="Preformatted_20_Text"><text:s text:c="4"/>public Olive(){}</text:p>
      <text:p text:style-name="Preformatted_20_Text"/>
      <text:p text:style-name="Preformatted_20_Text"><text:s text:c="4"/>public Olive(String name, long color, int oil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public String getName() {</text:p>
      <text:p text:style-name="Preformatted_20_Text"><text:s text:c="8"/>return name;</text:p>
      <text:p text:style-name="Preformatted_20_Text"><text:s text:c="4"/>}</text:p>
      <text:p text:style-name="Preformatted_20_Text"/>
      <text:p text:style-name="Preformatted_20_Text"><text:s text:c="4"/>public void setName(String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public long getColor() {</text:p>
      <text:p text:style-name="Preformatted_20_Text"><text:s text:c="8"/>return color;</text:p>
      <text:p text:style-name="Preformatted_20_Text"><text:soft-page-break/><text:s text:c="4"/>}</text:p>
      <text:p text:style-name="Preformatted_20_Text"/>
      <text:p text:style-name="Preformatted_20_Text"><text:s text:c="4"/>public void setColor(long color) {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public int crush() {</text:p>
      <text:p text:style-name="Preformatted_20_Text"><text:s text:c="8"/>System.out.println("Ouch!");</text:p>
      <text:p text:style-name="Preformatted_20_Text"><text:s text:c="8"/>return oil;</text:p>
      <text:p text:style-name="Preformatted_20_Text"><text:s text:c="4"/>}</text:p>
      <text:p text:style-name="Preformatted_20_Text"/>
      <text:p text:style-name="Preformatted_20_Text"><text:s text:c="4"/>public void setOil(int oil) {</text:p>
      <text:p text:style-name="Preformatted_20_Text"><text:s text:c="8"/>this.oil = oil;</text:p>
      <text:p text:style-name="Preformatted_20_Text"><text:s text:c="4"/>}</text:p>
      <text:p text:style-name="Preformatted_20_Text">}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List&lt;Olive&gt; olives = new ArrayList&lt;&gt;();</text:p>
      <text:p text:style-name="Preformatted_20_Text"><text:s text:c="8"/>olives.add(new Olive("Kalamata", 0x2E0854, 3));</text:p>
      <text:p text:style-name="Preformatted_20_Text"><text:s text:c="8"/>olives.add(new Olive("Kalamata", 0x2E0854, 3));</text:p>
      <text:p text:style-name="Preformatted_20_Text"><text:s text:c="8"/>olives.add(new Olive("Ligurian", 0x000000, 2));</text:p>
      <text:p text:style-name="Preformatted_20_Text"><text:s text:c="8"/>olives.add(new Olive("Ligurian", 0x000000, 2));</text:p>
      <text:p text:style-name="Preformatted_20_Text"><text:s text:c="8"/>olives.add(new Olive("Ligurian", 0x000000, 2));</text:p>
      <text:p text:style-name="Preformatted_20_Text"><text:s text:c="8"/>olives.add(new Olive("Ligurian", 0x000000, 2));</text:p>
      <text:p text:style-name="Preformatted_20_Text"/>
      <text:p text:style-name="Preformatted_20_Text"><text:s text:c="8"/>OlivePress press = new OlivePress();</text:p>
      <text:p text:style-name="Preformatted_20_Text"><text:s text:c="8"/>int totalOil = press.getOil(olives);</text:p>
      <text:p text:style-name="Preformatted_20_Text"><text:s text:c="8"/>System.out.println("Total olive oil: " + totalOil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List;</text:p>
      <text:p text:style-name="Preformatted_20_Text"/>
      <text:p text:style-name="Preformatted_20_Text">public class OlivePress {</text:p>
      <text:p text:style-name="Preformatted_20_Text"/>
      <text:p text:style-name="Preformatted_20_Text"><text:s text:c="4"/>public int getOil(List&lt;Olive&gt; olives) {</text:p>
      <text:p text:style-name="Preformatted_20_Text"/>
      <text:p text:style-name="Preformatted_20_Text"><text:s text:c="8"/>int totalOil = 0;</text:p>
      <text:p text:style-name="Preformatted_20_Text"><text:s text:c="8"/>for (Olive o : olives) {</text:p>
      <text:p text:style-name="Preformatted_20_Text"><text:s text:c="12"/>System.out.println(o.getName());</text:p>
      <text:p text:style-name="Preformatted_20_Text"><text:s text:c="12"/>totalOil += o.crush();</text:p>
      <text:p text:style-name="Preformatted_20_Text"><text:s text:c="8"/>}</text:p>
      <text:p text:style-name="Preformatted_20_Text"/>
      <text:p text:style-name="Preformatted_20_Text"><text:s text:c="8"/>return totalOil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62101800"/>Constants<text:alphabetical-index-mark-end text:id="IMark94278762101800"/></text:p>
      <text:p text:style-name="Preformatted_20_Text">============</text:p>
      <text:p text:style-name="Preformatted_20_Text">public class Olive {</text:p>
      <text:p text:style-name="Preformatted_20_Text"/>
      <text:p text:style-name="Preformatted_20_Text"><text:soft-page-break/><text:s text:c="4"/>public static final String KALAMATA = "Kalamata";</text:p>
      <text:p text:style-name="Preformatted_20_Text"><text:s text:c="4"/>public static final String LIGURIAN = "Ligurian";</text:p>
      <text:p text:style-name="Preformatted_20_Text"/>
      <text:p text:style-name="Preformatted_20_Text"><text:s text:c="4"/>private String name = KALAMATA;</text:p>
      <text:p text:style-name="Preformatted_20_Text"><text:s text:c="4"/>private long color = 0x2E0854;</text:p>
      <text:p text:style-name="Preformatted_20_Text"><text:s text:c="4"/>private int oil = 3;</text:p>
      <text:p text:style-name="Preformatted_20_Text"/>
      <text:p text:style-name="Preformatted_20_Text"><text:s text:c="4"/>public Olive(){}</text:p>
      <text:p text:style-name="Preformatted_20_Text"/>
      <text:p text:style-name="Preformatted_20_Text"><text:s text:c="4"/>public Olive(String name, long color, int oil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public String getName() {</text:p>
      <text:p text:style-name="Preformatted_20_Text"><text:s text:c="8"/>return name;</text:p>
      <text:p text:style-name="Preformatted_20_Text"><text:s text:c="4"/>}</text:p>
      <text:p text:style-name="Preformatted_20_Text"/>
      <text:p text:style-name="Preformatted_20_Text"><text:s text:c="4"/>public void setName(String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public long getColor() {</text:p>
      <text:p text:style-name="Preformatted_20_Text"><text:s text:c="8"/>return color;</text:p>
      <text:p text:style-name="Preformatted_20_Text"><text:s text:c="4"/>}</text:p>
      <text:p text:style-name="Preformatted_20_Text"/>
      <text:p text:style-name="Preformatted_20_Text"><text:s text:c="4"/>public void setColor(long color) {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public int crush() {</text:p>
      <text:p text:style-name="Preformatted_20_Text"><text:s text:c="8"/>System.out.println("Ouch!");</text:p>
      <text:p text:style-name="Preformatted_20_Text"><text:s text:c="8"/>return oil;</text:p>
      <text:p text:style-name="Preformatted_20_Text"><text:s text:c="4"/>}</text:p>
      <text:p text:style-name="Preformatted_20_Text"/>
      <text:p text:style-name="Preformatted_20_Text"><text:s text:c="4"/>public void setOil(int oil) {</text:p>
      <text:p text:style-name="Preformatted_20_Text"><text:s text:c="8"/>this.oil = oil;</text:p>
      <text:p text:style-name="Preformatted_20_Text"><text:s text:c="4"/>}</text:p>
      <text:p text:style-name="Preformatted_20_Text">}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List&lt;Olive&gt; olives = new ArrayList&lt;&gt;();</text:p>
      <text:p text:style-name="Preformatted_20_Text"><text:s text:c="8"/>olives.add(new Olive(Olive.KALAMATA, 0x2E0854, 3));</text:p>
      <text:p text:style-name="Preformatted_20_Text"><text:s text:c="8"/>olives.add(new Olive(Olive.KALAMATA, 0x2E0854, 3));</text:p>
      <text:p text:style-name="Preformatted_20_Text"><text:s text:c="8"/>olives.add(new Olive(Olive.LIGURIAN, 0x000000, 2));</text:p>
      <text:p text:style-name="Preformatted_20_Text"><text:s text:c="8"/>olives.add(new Olive(Olive.LIGURIAN, 0x000000, 2));</text:p>
      <text:p text:style-name="Preformatted_20_Text"><text:s text:c="8"/>olives.add(new Olive(Olive.LIGURIAN, 0x000000, 2));</text:p>
      <text:p text:style-name="Preformatted_20_Text"><text:s text:c="8"/>olives.add(new Olive(Olive.LIGURIAN, 0x000000, 2));</text:p>
      <text:p text:style-name="Preformatted_20_Text"/>
      <text:p text:style-name="Preformatted_20_Text"><text:s text:c="8"/>OlivePress press = new OlivePress();</text:p>
      <text:p text:style-name="Preformatted_20_Text"><text:s text:c="8"/>int totalOil = press.getOil(olives);</text:p>
      <text:p text:style-name="Preformatted_20_Text"><text:s text:c="8"/>System.out.println("Total olive oil: " + totalOil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><text:soft-page-break/>import com.example.java.model.Olive;</text:p>
      <text:p text:style-name="Preformatted_20_Text"/>
      <text:p text:style-name="Preformatted_20_Text">import java.util.List;</text:p>
      <text:p text:style-name="Preformatted_20_Text"/>
      <text:p text:style-name="Preformatted_20_Text">public class OlivePress {</text:p>
      <text:p text:style-name="Preformatted_20_Text"/>
      <text:p text:style-name="Preformatted_20_Text"><text:s text:c="4"/>public int getOil(List&lt;Olive&gt; olives) {</text:p>
      <text:p text:style-name="Preformatted_20_Text"/>
      <text:p text:style-name="Preformatted_20_Text"><text:s text:c="8"/>int totalOil = 0;</text:p>
      <text:p text:style-name="Preformatted_20_Text"><text:s text:c="8"/>for (Olive o : olives) {</text:p>
      <text:p text:style-name="Preformatted_20_Text"><text:s text:c="12"/>System.out.println(o.getName());</text:p>
      <text:p text:style-name="Preformatted_20_Text"><text:s text:c="12"/>totalOil += o.crush();</text:p>
      <text:p text:style-name="Preformatted_20_Text"><text:s text:c="8"/>}</text:p>
      <text:p text:style-name="Preformatted_20_Text"/>
      <text:p text:style-name="Preformatted_20_Text"><text:s text:c="8"/>return totalOil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4022584"/>enums<text:alphabetical-index-mark-end text:id="IMark94278784022584"/></text:p>
      <text:p text:style-name="Preformatted_20_Text">========</text:p>
      <text:p text:style-name="Preformatted_20_Text">public class Olive {</text:p>
      <text:p text:style-name="Preformatted_20_Text"/>
      <text:p text:style-name="Preformatted_20_Text"><text:s text:c="4"/>private OliveName name = OliveName.KALAMATA;</text:p>
      <text:p text:style-name="Preformatted_20_Text"><text:s text:c="4"/>private long color = 0x2E0854;</text:p>
      <text:p text:style-name="Preformatted_20_Text"><text:s text:c="4"/>private int oil = 3;</text:p>
      <text:p text:style-name="Preformatted_20_Text"/>
      <text:p text:style-name="Preformatted_20_Text"><text:s text:c="4"/>public Olive(){}</text:p>
      <text:p text:style-name="Preformatted_20_Text"/>
      <text:p text:style-name="Preformatted_20_Text"><text:s text:c="4"/>public Olive(OliveName name, long color, int oil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public OliveName getName() {</text:p>
      <text:p text:style-name="Preformatted_20_Text"><text:s text:c="8"/>return name;</text:p>
      <text:p text:style-name="Preformatted_20_Text"><text:s text:c="4"/>}</text:p>
      <text:p text:style-name="Preformatted_20_Text"/>
      <text:p text:style-name="Preformatted_20_Text"><text:s text:c="4"/>public void setName(OliveName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public long getColor() {</text:p>
      <text:p text:style-name="Preformatted_20_Text"><text:s text:c="8"/>return color;</text:p>
      <text:p text:style-name="Preformatted_20_Text"><text:s text:c="4"/>}</text:p>
      <text:p text:style-name="Preformatted_20_Text"/>
      <text:p text:style-name="Preformatted_20_Text"><text:s text:c="4"/>public void setColor(long color) {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public int crush() {</text:p>
      <text:p text:style-name="Preformatted_20_Text"><text:s text:c="8"/>System.out.println("Ouch!");</text:p>
      <text:p text:style-name="Preformatted_20_Text"><text:s text:c="8"/>return oil;</text:p>
      <text:p text:style-name="Preformatted_20_Text"><text:s text:c="4"/>}</text:p>
      <text:p text:style-name="Preformatted_20_Text"/>
      <text:p text:style-name="Preformatted_20_Text"><text:s text:c="4"/>public void setOil(int oil) {</text:p>
      <text:p text:style-name="Preformatted_20_Text"><text:s text:c="8"/>this.oil = oil;</text:p>
      <text:p text:style-name="Preformatted_20_Text"><text:s text:c="4"/>}</text:p>
      <text:p text:style-name="Preformatted_20_Text">}</text:p>
      <text:p text:style-name="Preformatted_20_Text"/>
      <text:p text:style-name="Preformatted_20_Text">public enum OliveName {</text:p>
      <text:p text:style-name="Preformatted_20_Text"><text:s text:c="4"/>KALAMATA("Kalamata"), LIGURIAN("Ligurian");</text:p>
      <text:p text:style-name="Preformatted_20_Text"/>
      <text:p text:style-name="Preformatted_20_Text"><text:soft-page-break/><text:s text:c="4"/>private String name;</text:p>
      <text:p text:style-name="Preformatted_20_Text"/>
      <text:p text:style-name="Preformatted_20_Text"><text:s text:c="4"/>OliveName(String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;</text:p>
      <text:p text:style-name="Preformatted_20_Text"><text:s text:c="4"/>}</text:p>
      <text:p text:style-name="Preformatted_20_Text">}</text:p>
      <text:p text:style-name="Preformatted_20_Text"/>
      <text:p text:style-name="Preformatted_20_Text">import com.example.java.model.Olive;</text:p>
      <text:p text:style-name="Preformatted_20_Text">import com.example.java.model.OliveName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List&lt;Olive&gt; olives = new ArrayList&lt;&gt;();</text:p>
      <text:p text:style-name="Preformatted_20_Text"><text:s text:c="8"/>olives.add(new Olive(OliveName.KALAMATA, 0x2E0854, 3));</text:p>
      <text:p text:style-name="Preformatted_20_Text"><text:s text:c="8"/>olives.add(new Olive(OliveName.KALAMATA, 0x2E0854, 3));</text:p>
      <text:p text:style-name="Preformatted_20_Text"><text:s text:c="8"/>olives.add(new Olive(OliveName.LIGURIAN, 0x000000, 2));</text:p>
      <text:p text:style-name="Preformatted_20_Text"><text:s text:c="8"/>olives.add(new Olive(OliveName.LIGURIAN, 0x000000, 2));</text:p>
      <text:p text:style-name="Preformatted_20_Text"><text:s text:c="8"/>olives.add(new Olive(OliveName.LIGURIAN, 0x000000, 2));</text:p>
      <text:p text:style-name="Preformatted_20_Text"><text:s text:c="8"/>olives.add(new Olive(OliveName.LIGURIAN, 0x000000, 2));</text:p>
      <text:p text:style-name="Preformatted_20_Text"/>
      <text:p text:style-name="Preformatted_20_Text"><text:s text:c="8"/>OlivePress press = new OlivePress();</text:p>
      <text:p text:style-name="Preformatted_20_Text"><text:s text:c="8"/>int totalOil = press.getOil(olives);</text:p>
      <text:p text:style-name="Preformatted_20_Text"><text:s text:c="8"/>System.out.println("Total olive oil: " + totalOil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List;</text:p>
      <text:p text:style-name="Preformatted_20_Text"/>
      <text:p text:style-name="Preformatted_20_Text">public class OlivePress {</text:p>
      <text:p text:style-name="Preformatted_20_Text"/>
      <text:p text:style-name="Preformatted_20_Text"><text:s text:c="4"/>public int getOil(List&lt;Olive&gt; olives) {</text:p>
      <text:p text:style-name="Preformatted_20_Text"/>
      <text:p text:style-name="Preformatted_20_Text"><text:s text:c="8"/>int totalOil = 0;</text:p>
      <text:p text:style-name="Preformatted_20_Text"><text:s text:c="8"/>for (Olive o : olives) {</text:p>
      <text:p text:style-name="Preformatted_20_Text"><text:s text:c="12"/>System.out.println(o.getName());</text:p>
      <text:p text:style-name="Preformatted_20_Text"><text:s text:c="12"/>totalOil += o.crush();</text:p>
      <text:p text:style-name="Preformatted_20_Text"><text:s text:c="8"/>}</text:p>
      <text:p text:style-name="Preformatted_20_Text"/>
      <text:p text:style-name="Preformatted_20_Text"><text:s text:c="8"/>return totalOil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62446808"/>Extending Classes<text:alphabetical-index-mark-end text:id="IMark94278762446808"/></text:p>
      <text:p text:style-name="Preformatted_20_Text">====================</text:p>
      <text:p text:style-name="Preformatted_20_Text">package com.example.java.model;</text:p>
      <text:p text:style-name="Preformatted_20_Text"/>
      <text:p text:style-name="Preformatted_20_Text">public class Kalamata extends Olive {</text:p>
      <text:p text:style-name="Preformatted_20_Text"/>
      <text:p text:style-name="Preformatted_20_Text"><text:s text:c="4"/>public Kalamata() {</text:p>
      <text:p text:style-name="Preformatted_20_Text"><text:soft-page-break/><text:s text:c="8"/>super(OliveName.KALAMATA, OliveColor.PURPLE, 2);</text:p>
      <text:p text:style-name="Preformatted_20_Text"><text:s text:c="4"/>}</text:p>
      <text:p text:style-name="Preformatted_20_Text"/>
      <text:p text:style-name="Preformatted_20_Text">}</text:p>
      <text:p text:style-name="Preformatted_20_Text">package com.example.java.model;</text:p>
      <text:p text:style-name="Preformatted_20_Text"/>
      <text:p text:style-name="Preformatted_20_Text">public class Ligurian extends Olive {</text:p>
      <text:p text:style-name="Preformatted_20_Text"/>
      <text:p text:style-name="Preformatted_20_Text"><text:s text:c="4"/>public Ligurian() {</text:p>
      <text:p text:style-name="Preformatted_20_Text"><text:s text:c="8"/>super(OliveName.LIGURIAN, OliveColor.BLACK, 5)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class Olive {</text:p>
      <text:p text:style-name="Preformatted_20_Text"/>
      <text:p text:style-name="Preformatted_20_Text"><text:s text:c="4"/>private OliveName name;</text:p>
      <text:p text:style-name="Preformatted_20_Text"><text:s text:c="4"/>private OliveColor color;</text:p>
      <text:p text:style-name="Preformatted_20_Text"><text:s text:c="4"/>private int oil;</text:p>
      <text:p text:style-name="Preformatted_20_Text"/>
      <text:p text:style-name="Preformatted_20_Text"><text:s text:c="4"/>public Olive(OliveName name, OliveColor color, int oil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public OliveName getName() {</text:p>
      <text:p text:style-name="Preformatted_20_Text"><text:s text:c="8"/>return name;</text:p>
      <text:p text:style-name="Preformatted_20_Text"><text:s text:c="4"/>}</text:p>
      <text:p text:style-name="Preformatted_20_Text"/>
      <text:p text:style-name="Preformatted_20_Text"><text:s text:c="4"/>public void setName(OliveName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public OliveColor getColor() {</text:p>
      <text:p text:style-name="Preformatted_20_Text"><text:s text:c="8"/>return color;</text:p>
      <text:p text:style-name="Preformatted_20_Text"><text:s text:c="4"/>}</text:p>
      <text:p text:style-name="Preformatted_20_Text"/>
      <text:p text:style-name="Preformatted_20_Text"><text:s text:c="4"/>public void setColor(OliveColor color) {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public int crush() {</text:p>
      <text:p text:style-name="Preformatted_20_Text"><text:s text:c="8"/>System.out.println(name + ": " + oil + " units");</text:p>
      <text:p text:style-name="Preformatted_20_Text"><text:s text:c="8"/>return oil;</text:p>
      <text:p text:style-name="Preformatted_20_Text"><text:s text:c="4"/>}</text:p>
      <text:p text:style-name="Preformatted_20_Text"/>
      <text:p text:style-name="Preformatted_20_Text"><text:s text:c="4"/>public void setOil(int oil) {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.toString()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enum OliveColor {</text:p>
      <text:p text:style-name="Preformatted_20_Text"/>
      <text:p text:style-name="Preformatted_20_Text"><text:s text:c="4"/>PURPLE("Purple", 0x2E0854), BLACK("Black", 0x000000), GREEN("Green", <text:soft-page-break/>0x00FF00);</text:p>
      <text:p text:style-name="Preformatted_20_Text"/>
      <text:p text:style-name="Preformatted_20_Text"><text:s text:c="4"/>String name;</text:p>
      <text:p text:style-name="Preformatted_20_Text"><text:s text:c="4"/>long color;</text:p>
      <text:p text:style-name="Preformatted_20_Text"/>
      <text:p text:style-name="Preformatted_20_Text"><text:s text:c="4"/>OliveColor(String name, long color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;</text:p>
      <text:p text:style-name="Preformatted_20_Text"><text:s text:c="4"/>}</text:p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enum OliveName {</text:p>
      <text:p text:style-name="Preformatted_20_Text"><text:s text:c="4"/>KALAMATA("Kalamata"), LIGURIAN("Ligurian");</text:p>
      <text:p text:style-name="Preformatted_20_Text"/>
      <text:p text:style-name="Preformatted_20_Text"><text:s text:c="4"/>private String name;</text:p>
      <text:p text:style-name="Preformatted_20_Text"/>
      <text:p text:style-name="Preformatted_20_Text"><text:s text:c="4"/>OliveName(String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;</text:p>
      <text:p text:style-name="Preformatted_20_Text"><text:s text:c="4"/>}</text:p>
      <text:p text:style-name="Preformatted_20_Text">}</text:p>
      <text:p text:style-name="Preformatted_20_Text"/>
      <text:p text:style-name="Preformatted_20_Text">package com.example.java;</text:p>
      <text:p text:style-name="Preformatted_20_Text"/>
      <text:p text:style-name="Preformatted_20_Text">import com.example.java.model.*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List&lt;Olive&gt; olives = new ArrayList&lt;&gt;();</text:p>
      <text:p text:style-name="Preformatted_20_Text"><text:s text:c="8"/>olives.add(new Kalamata());</text:p>
      <text:p text:style-name="Preformatted_20_Text"><text:s text:c="8"/>olives.add(new Kalamata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/>
      <text:p text:style-name="Preformatted_20_Text"><text:s text:c="8"/>OlivePress press = new OlivePress();</text:p>
      <text:p text:style-name="Preformatted_20_Text"><text:s text:c="8"/>int totalOil = press.getOil(olives);</text:p>
      <text:p text:style-name="Preformatted_20_Text"/>
      <text:p text:style-name="Preformatted_20_Text"><text:s text:c="8"/>System.out.println("You got " + totalOil + " units of oil"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;</text:p>
      <text:p text:style-name="Preformatted_20_Text"/>
      <text:p text:style-name="Preformatted_20_Text">import com.example.java.model.Olive;</text:p>
      <text:p text:style-name="Preformatted_20_Text"/>
      <text:p text:style-name="Preformatted_20_Text"><text:soft-page-break/>import java.util.List;</text:p>
      <text:p text:style-name="Preformatted_20_Text"/>
      <text:p text:style-name="Preformatted_20_Text">public class OlivePress {</text:p>
      <text:p text:style-name="Preformatted_20_Text"/>
      <text:p text:style-name="Preformatted_20_Text"><text:tab/>public int getOil(List&lt;Olive&gt; olives) {</text:p>
      <text:p text:style-name="Preformatted_20_Text"/>
      <text:p text:style-name="Preformatted_20_Text"><text:tab/><text:tab/>int totalOil = 0;</text:p>
      <text:p text:style-name="Preformatted_20_Text"><text:tab/><text:tab/>for (Olive o : olives) {</text:p>
      <text:p text:style-name="Preformatted_20_Text"><text:tab/><text:tab/><text:tab/>totalOil += o.crush();</text:p>
      <text:p text:style-name="Preformatted_20_Text"><text:tab/><text:tab/>}</text:p>
      <text:p text:style-name="Preformatted_20_Text"/>
      <text:p text:style-name="Preformatted_20_Text"><text:tab/><text:tab/>return totalOil;</text:p>
      <text:p text:style-name="Preformatted_20_Text"/>
      <text:p text:style-name="Preformatted_20_Text"><text:tab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7176408"/>Interfaces<text:alphabetical-index-mark-end text:id="IMark94278787176408"/></text:p>
      <text:p text:style-name="Preformatted_20_Text">=============</text:p>
      <text:p text:style-name="Preformatted_20_Text">package com.example.java.model;</text:p>
      <text:p text:style-name="Preformatted_20_Text"/>
      <text:p text:style-name="Preformatted_20_Text">public class Kalamata extends Olive {</text:p>
      <text:p text:style-name="Preformatted_20_Text"/>
      <text:p text:style-name="Preformatted_20_Text"><text:s text:c="4"/>public Kalamata() {</text:p>
      <text:p text:style-name="Preformatted_20_Text"><text:s text:c="8"/>super(OliveName.KALAMATA, OliveColor.PURPLE, 2)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class Ligurian extends Olive {</text:p>
      <text:p text:style-name="Preformatted_20_Text"/>
      <text:p text:style-name="Preformatted_20_Text"><text:s text:c="4"/>public Ligurian() {</text:p>
      <text:p text:style-name="Preformatted_20_Text"><text:s text:c="8"/>super(OliveName.LIGURIAN, OliveColor.BLACK, 5)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class Olive {</text:p>
      <text:p text:style-name="Preformatted_20_Text"/>
      <text:p text:style-name="Preformatted_20_Text"><text:s text:c="4"/>private OliveName name;</text:p>
      <text:p text:style-name="Preformatted_20_Text"><text:s text:c="4"/>private OliveColor color;</text:p>
      <text:p text:style-name="Preformatted_20_Text"><text:s text:c="4"/>private int oil;</text:p>
      <text:p text:style-name="Preformatted_20_Text"/>
      <text:p text:style-name="Preformatted_20_Text"><text:s text:c="4"/>public Olive(OliveName name, OliveColor color, int oil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public OliveName getName() {</text:p>
      <text:p text:style-name="Preformatted_20_Text"><text:s text:c="8"/>return name;</text:p>
      <text:p text:style-name="Preformatted_20_Text"><text:s text:c="4"/>}</text:p>
      <text:p text:style-name="Preformatted_20_Text"/>
      <text:p text:style-name="Preformatted_20_Text"><text:s text:c="4"/>public void setName(OliveName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public OliveColor getColor() {</text:p>
      <text:p text:style-name="Preformatted_20_Text"><text:s text:c="8"/>return color;</text:p>
      <text:p text:style-name="Preformatted_20_Text"><text:s text:c="4"/>}</text:p>
      <text:p text:style-name="Preformatted_20_Text"/>
      <text:p text:style-name="Preformatted_20_Text"><text:soft-page-break/><text:s text:c="4"/>public void setColor(OliveColor color) {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public int crush() {</text:p>
      <text:p text:style-name="Preformatted_20_Text"><text:s text:c="8"/>System.out.println(name + ": " + oil + " units");</text:p>
      <text:p text:style-name="Preformatted_20_Text"><text:s text:c="8"/>return oil;</text:p>
      <text:p text:style-name="Preformatted_20_Text"><text:s text:c="4"/>}</text:p>
      <text:p text:style-name="Preformatted_20_Text"/>
      <text:p text:style-name="Preformatted_20_Text"><text:s text:c="4"/>public void setOil(int oil) {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.toString()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enum OliveColor {</text:p>
      <text:p text:style-name="Preformatted_20_Text"/>
      <text:p text:style-name="Preformatted_20_Text"><text:s text:c="4"/>PURPLE("Purple", 0x2E0854), BLACK("Black", 0x000000), GREEN("Green", 0x00FF00);</text:p>
      <text:p text:style-name="Preformatted_20_Text"/>
      <text:p text:style-name="Preformatted_20_Text"><text:s text:c="4"/>String name;</text:p>
      <text:p text:style-name="Preformatted_20_Text"><text:s text:c="4"/>long color;</text:p>
      <text:p text:style-name="Preformatted_20_Text"/>
      <text:p text:style-name="Preformatted_20_Text"><text:s text:c="4"/>OliveColor(String name, long color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;</text:p>
      <text:p text:style-name="Preformatted_20_Text"><text:s text:c="4"/>}</text:p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enum OliveName {</text:p>
      <text:p text:style-name="Preformatted_20_Text"><text:s text:c="4"/>KALAMATA("Kalamata"), LIGURIAN("Ligurian");</text:p>
      <text:p text:style-name="Preformatted_20_Text"/>
      <text:p text:style-name="Preformatted_20_Text"><text:s text:c="4"/>private String name;</text:p>
      <text:p text:style-name="Preformatted_20_Text"/>
      <text:p text:style-name="Preformatted_20_Text"><text:s text:c="4"/>OliveName(String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;</text:p>
      <text:p text:style-name="Preformatted_20_Text"><text:s text:c="4"/>}</text:p>
      <text:p text:style-name="Preformatted_20_Text">}</text:p>
      <text:p text:style-name="Preformatted_20_Text"/>
      <text:p text:style-name="Preformatted_20_Text">package com.example.java;</text:p>
      <text:p text:style-name="Preformatted_20_Text"/>
      <text:p text:style-name="Preformatted_20_Text">import com.example.java.model.*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<text:soft-page-break/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List&lt;Olive&gt; olives = new ArrayList&lt;&gt;();</text:p>
      <text:p text:style-name="Preformatted_20_Text"><text:s text:c="8"/>olives.add(new Kalamata());</text:p>
      <text:p text:style-name="Preformatted_20_Text"><text:s text:c="8"/>olives.add(new Kalamata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/>
      <text:p text:style-name="Preformatted_20_Text"><text:s text:c="8"/>Press press = new OlivePress();</text:p>
      <text:p text:style-name="Preformatted_20_Text"><text:s text:c="8"/>press.setOil(5);</text:p>
      <text:p text:style-name="Preformatted_20_Text"><text:s text:c="8"/>int totalOil = press.getOil(olives);</text:p>
      <text:p text:style-name="Preformatted_20_Text"/>
      <text:p text:style-name="Preformatted_20_Text"><text:s text:c="8"/>System.out.println("You got " + totalOil + " units of oil");</text:p>
      <text:p text:style-name="Preformatted_20_Text"/>
      <text:p text:style-name="Preformatted_20_Text">// <text:s text:c="7"/>Press p2 = new Press() {</text:p>
      <text:p text:style-name="Preformatted_20_Text">// <text:s text:c="11"/>@Override</text:p>
      <text:p text:style-name="Preformatted_20_Text">// <text:s text:c="11"/>public int getOil(List&lt;Olive&gt; olives) {</text:p>
      <text:p text:style-name="Preformatted_20_Text">// <text:s text:c="15"/>return 0;</text:p>
      <text:p text:style-name="Preformatted_20_Text">// <text:s text:c="11"/>}</text:p>
      <text:p text:style-name="Preformatted_20_Text">//</text:p>
      <text:p text:style-name="Preformatted_20_Text">// <text:s text:c="11"/>@Override</text:p>
      <text:p text:style-name="Preformatted_20_Text">// <text:s text:c="11"/>public void setOil(int oil) {</text:p>
      <text:p text:style-name="Preformatted_20_Text">//</text:p>
      <text:p text:style-name="Preformatted_20_Text">// <text:s text:c="11"/>}</text:p>
      <text:p text:style-name="Preformatted_20_Text">// <text:s text:c="7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;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List;</text:p>
      <text:p text:style-name="Preformatted_20_Text"/>
      <text:p text:style-name="Preformatted_20_Text">public class OlivePress implements Press {</text:p>
      <text:p text:style-name="Preformatted_20_Text"/>
      <text:p text:style-name="Preformatted_20_Text"><text:s text:c="4"/>private int currentOil;</text:p>
      <text:p text:style-name="Preformatted_20_Text"/>
      <text:p text:style-name="Preformatted_20_Text"><text:tab/>public int getOil(List&lt;Olive&gt; olives) {</text:p>
      <text:p text:style-name="Preformatted_20_Text"/>
      <text:p text:style-name="Preformatted_20_Text"><text:tab/><text:tab/>int totalOil = currentOil;</text:p>
      <text:p text:style-name="Preformatted_20_Text"><text:tab/><text:tab/>for (Olive o : olives) {</text:p>
      <text:p text:style-name="Preformatted_20_Text"><text:tab/><text:tab/><text:tab/>totalOil += o.crush();</text:p>
      <text:p text:style-name="Preformatted_20_Text"><text:tab/><text:tab/>}</text:p>
      <text:p text:style-name="Preformatted_20_Text"/>
      <text:p text:style-name="Preformatted_20_Text"><text:tab/><text:tab/>return totalOil;</text:p>
      <text:p text:style-name="Preformatted_20_Text"/>
      <text:p text:style-name="Preformatted_20_Text"><text:tab/>}</text:p>
      <text:p text:style-name="Preformatted_20_Text"/>
      <text:p text:style-name="Preformatted_20_Text"><text:s text:c="4"/>@Override</text:p>
      <text:p text:style-name="Preformatted_20_Text"><text:s text:c="4"/>public void setOil(int oil) {</text:p>
      <text:p text:style-name="Preformatted_20_Text"><text:s text:c="8"/>currentOil = oil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;</text:p>
      <text:p text:style-name="Preformatted_20_Text"/>
      <text:p text:style-name="Preformatted_20_Text">import com.example.java.model.Olive;</text:p>
      <text:p text:style-name="Preformatted_20_Text"><text:soft-page-break/></text:p>
      <text:p text:style-name="Preformatted_20_Text">import java.util.List;</text:p>
      <text:p text:style-name="Preformatted_20_Text"/>
      <text:p text:style-name="Preformatted_20_Text">public interface Press {</text:p>
      <text:p text:style-name="Preformatted_20_Text"/>
      <text:p text:style-name="Preformatted_20_Text"><text:s text:c="4"/>public int getOil(List&lt;Olive&gt; olives);</text:p>
      <text:p text:style-name="Preformatted_20_Text"><text:s text:c="4"/>public void setOil(int oil);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80325816"/>Abstract<text:alphabetical-index-mark-end text:id="IMark94278680325816"/></text:p>
      <text:p text:style-name="Preformatted_20_Text">==============</text:p>
      <text:p text:style-name="Preformatted_20_Text">package com.example.java.model;</text:p>
      <text:p text:style-name="Preformatted_20_Text"/>
      <text:p text:style-name="Preformatted_20_Text">public class Kalamata extends Olive {</text:p>
      <text:p text:style-name="Preformatted_20_Text"/>
      <text:p text:style-name="Preformatted_20_Text"><text:s text:c="4"/>public Kalamata() {</text:p>
      <text:p text:style-name="Preformatted_20_Text"><text:s text:c="8"/>super(OliveName.KALAMATA, OliveColor.PURPLE, 2)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getOrigin() {</text:p>
      <text:p text:style-name="Preformatted_20_Text"><text:s text:c="8"/>return "Greece";</text:p>
      <text:p text:style-name="Preformatted_20_Text"><text:s text:c="4"/>}</text:p>
      <text:p text:style-name="Preformatted_20_Text">}</text:p>
      <text:p text:style-name="Preformatted_20_Text">package com.example.java.model;</text:p>
      <text:p text:style-name="Preformatted_20_Text"/>
      <text:p text:style-name="Preformatted_20_Text">public class Ligurian extends Olive {</text:p>
      <text:p text:style-name="Preformatted_20_Text"/>
      <text:p text:style-name="Preformatted_20_Text"><text:s text:c="4"/>public Ligurian() {</text:p>
      <text:p text:style-name="Preformatted_20_Text"><text:s text:c="8"/>super(OliveName.LIGURIAN, OliveColor.BLACK, 5)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getOrigin() {</text:p>
      <text:p text:style-name="Preformatted_20_Text"><text:s text:c="8"/>return "Italy";</text:p>
      <text:p text:style-name="Preformatted_20_Text"><text:s text:c="4"/>}</text:p>
      <text:p text:style-name="Preformatted_20_Text">}</text:p>
      <text:p text:style-name="Preformatted_20_Text">package com.example.java.model;</text:p>
      <text:p text:style-name="Preformatted_20_Text"/>
      <text:p text:style-name="Preformatted_20_Text">public abstract class Olive {</text:p>
      <text:p text:style-name="Preformatted_20_Text"/>
      <text:p text:style-name="Preformatted_20_Text"><text:s text:c="4"/>private OliveName name;</text:p>
      <text:p text:style-name="Preformatted_20_Text"><text:s text:c="4"/>private OliveColor color;</text:p>
      <text:p text:style-name="Preformatted_20_Text"><text:s text:c="4"/>private int oil;</text:p>
      <text:p text:style-name="Preformatted_20_Text"/>
      <text:p text:style-name="Preformatted_20_Text"><text:s text:c="4"/>public Olive(OliveName name, OliveColor color, int oil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public OliveName getName() {</text:p>
      <text:p text:style-name="Preformatted_20_Text"><text:s text:c="8"/>return name;</text:p>
      <text:p text:style-name="Preformatted_20_Text"><text:s text:c="4"/>}</text:p>
      <text:p text:style-name="Preformatted_20_Text"/>
      <text:p text:style-name="Preformatted_20_Text"><text:s text:c="4"/>public void setName(OliveName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public OliveColor getColor() {</text:p>
      <text:p text:style-name="Preformatted_20_Text"><text:s text:c="8"/>return color;</text:p>
      <text:p text:style-name="Preformatted_20_Text"><text:s text:c="4"/>}</text:p>
      <text:p text:style-name="Preformatted_20_Text"/>
      <text:p text:style-name="Preformatted_20_Text"><text:s text:c="4"/>public void setColor(OliveColor color) {</text:p>
      <text:p text:style-name="Preformatted_20_Text"><text:soft-page-break/><text:s text:c="8"/>this.color = color;</text:p>
      <text:p text:style-name="Preformatted_20_Text"><text:s text:c="4"/>}</text:p>
      <text:p text:style-name="Preformatted_20_Text"/>
      <text:p text:style-name="Preformatted_20_Text"><text:s text:c="4"/>public int crush() {</text:p>
      <text:p text:style-name="Preformatted_20_Text"><text:s text:c="8"/>String msg = name + ", from " + getOrigin() +</text:p>
      <text:p text:style-name="Preformatted_20_Text"><text:s text:c="16"/>": " + oil + " units";</text:p>
      <text:p text:style-name="Preformatted_20_Text"><text:s text:c="8"/>System.out.println(msg);</text:p>
      <text:p text:style-name="Preformatted_20_Text"><text:s text:c="8"/>return oil;</text:p>
      <text:p text:style-name="Preformatted_20_Text"><text:s text:c="4"/>}</text:p>
      <text:p text:style-name="Preformatted_20_Text"/>
      <text:p text:style-name="Preformatted_20_Text"><text:s text:c="4"/>public void setOil(int oil) {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public abstract String getOrigin();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.toString();</text:p>
      <text:p text:style-name="Preformatted_20_Text"><text:s text:c="4"/>}</text:p>
      <text:p text:style-name="Preformatted_20_Text"/>
      <text:p text:style-name="Preformatted_20_Text">}</text:p>
      <text:p text:style-name="Preformatted_20_Text">package com.example.java.model;</text:p>
      <text:p text:style-name="Preformatted_20_Text"/>
      <text:p text:style-name="Preformatted_20_Text">public enum OliveColor {</text:p>
      <text:p text:style-name="Preformatted_20_Text"/>
      <text:p text:style-name="Preformatted_20_Text"><text:s text:c="4"/>PURPLE("Purple", 0x2E0854), BLACK("Black", 0x000000), GREEN("Green", 0x00FF00);</text:p>
      <text:p text:style-name="Preformatted_20_Text"/>
      <text:p text:style-name="Preformatted_20_Text"><text:s text:c="4"/>String name;</text:p>
      <text:p text:style-name="Preformatted_20_Text"><text:s text:c="4"/>long color;</text:p>
      <text:p text:style-name="Preformatted_20_Text"/>
      <text:p text:style-name="Preformatted_20_Text"><text:s text:c="4"/>OliveColor(String name, long color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;</text:p>
      <text:p text:style-name="Preformatted_20_Text"><text:s text:c="4"/>}</text:p>
      <text:p text:style-name="Preformatted_20_Text">}</text:p>
      <text:p text:style-name="Preformatted_20_Text">package com.example.java.model;</text:p>
      <text:p text:style-name="Preformatted_20_Text"/>
      <text:p text:style-name="Preformatted_20_Text">public enum OliveName {</text:p>
      <text:p text:style-name="Preformatted_20_Text"><text:s text:c="4"/>KALAMATA("Kalamata"), LIGURIAN("Ligurian");</text:p>
      <text:p text:style-name="Preformatted_20_Text"/>
      <text:p text:style-name="Preformatted_20_Text"><text:s text:c="4"/>private String name;</text:p>
      <text:p text:style-name="Preformatted_20_Text"/>
      <text:p text:style-name="Preformatted_20_Text"><text:s text:c="4"/>OliveName(String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;</text:p>
      <text:p text:style-name="Preformatted_20_Text"><text:s text:c="4"/>}</text:p>
      <text:p text:style-name="Preformatted_20_Text">}</text:p>
      <text:p text:style-name="Preformatted_20_Text"/>
      <text:p text:style-name="Preformatted_20_Text">package com.example.java;</text:p>
      <text:p text:style-name="Preformatted_20_Text"/>
      <text:p text:style-name="Preformatted_20_Text">import com.example.java.model.*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><text:soft-page-break/></text:p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List&lt;Olive&gt; olives = new ArrayList&lt;&gt;();</text:p>
      <text:p text:style-name="Preformatted_20_Text"><text:s text:c="8"/>olives.add(new Kalamata());</text:p>
      <text:p text:style-name="Preformatted_20_Text"><text:s text:c="8"/>olives.add(new Kalamata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/>
      <text:p text:style-name="Preformatted_20_Text"><text:s text:c="8"/>OlivePress press = new OlivePress();</text:p>
      <text:p text:style-name="Preformatted_20_Text"><text:s text:c="8"/>int totalOil = press.getOil(olives);</text:p>
      <text:p text:style-name="Preformatted_20_Text"/>
      <text:p text:style-name="Preformatted_20_Text"><text:s text:c="8"/>System.out.println("You got " + totalOil + " units of oil"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;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List;</text:p>
      <text:p text:style-name="Preformatted_20_Text"/>
      <text:p text:style-name="Preformatted_20_Text">public class OlivePress {</text:p>
      <text:p text:style-name="Preformatted_20_Text"/>
      <text:p text:style-name="Preformatted_20_Text"><text:tab/>public int getOil(List&lt;Olive&gt; olives) {</text:p>
      <text:p text:style-name="Preformatted_20_Text"/>
      <text:p text:style-name="Preformatted_20_Text"><text:tab/><text:tab/>int totalOil = 0;</text:p>
      <text:p text:style-name="Preformatted_20_Text"><text:tab/><text:tab/>for (Olive o : olives) {</text:p>
      <text:p text:style-name="Preformatted_20_Text"><text:tab/><text:tab/><text:tab/>totalOil += o.crush();</text:p>
      <text:p text:style-name="Preformatted_20_Text"><text:tab/><text:tab/>}</text:p>
      <text:p text:style-name="Preformatted_20_Text"/>
      <text:p text:style-name="Preformatted_20_Text"><text:tab/><text:tab/>return totalOil;</text:p>
      <text:p text:style-name="Preformatted_20_Text"/>
      <text:p text:style-name="Preformatted_20_Text"><text:tab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51902520"/>Copy File<text:alphabetical-index-mark-end text:id="IMark94278751902520"/></text:p>
      <text:p text:style-name="Preformatted_20_Text">============</text:p>
      <text:p text:style-name="Preformatted_20_Text">package com.example.java;</text:p>
      <text:p text:style-name="Preformatted_20_Text"/>
      <text:p text:style-name="Preformatted_20_Text">import java.io.BufferedReader;</text:p>
      <text:p text:style-name="Preformatted_20_Text">import java.io.FileReader;</text:p>
      <text:p text:style-name="Preformatted_20_Text">import java.io.FileWriter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String sourceFile = "files/loremipsum.txt";</text:p>
      <text:p text:style-name="Preformatted_20_Text"><text:s text:c="8"/>String targetFile = "files/target.txt";</text:p>
      <text:p text:style-name="Preformatted_20_Text"/>
      <text:p text:style-name="Preformatted_20_Text"><text:s text:c="8"/>try (</text:p>
      <text:p text:style-name="Preformatted_20_Text"><text:s text:c="16"/>FileReader fReader = new FileReader(sourceFile);</text:p>
      <text:p text:style-name="Preformatted_20_Text"><text:s text:c="16"/>BufferedReader bReader = new BufferedReader(fReader);</text:p>
      <text:p text:style-name="Preformatted_20_Text"><text:s text:c="16"/>FileWriter writer = new FileWriter(targetFile)</text:p>
      <text:p text:style-name="Preformatted_20_Text"><text:s text:c="8"/>) {</text:p>
      <text:p text:style-name="Preformatted_20_Text"/>
      <text:p text:style-name="Preformatted_20_Text"><text:s text:c="12"/>while (true) {</text:p>
      <text:p text:style-name="Preformatted_20_Text"><text:soft-page-break/><text:s text:c="16"/>String line = bReader.readLine();</text:p>
      <text:p text:style-name="Preformatted_20_Text"><text:s text:c="16"/>if (line == null) {</text:p>
      <text:p text:style-name="Preformatted_20_Text"><text:s text:c="20"/>break;</text:p>
      <text:p text:style-name="Preformatted_20_Text"><text:s text:c="16"/>} else {</text:p>
      <text:p text:style-name="Preformatted_20_Text"><text:s text:c="20"/>writer.write(line + "\n");</text:p>
      <text:p text:style-name="Preformatted_20_Text"><text:s text:c="16"/>}</text:p>
      <text:p text:style-name="Preformatted_20_Text"><text:s text:c="12"/>}</text:p>
      <text:p text:style-name="Preformatted_20_Text"><text:s text:c="12"/>System.out.println("File copied!");</text:p>
      <text:p text:style-name="Preformatted_20_Text"><text:s text:c="8"/>} catch (Exception e) {</text:p>
      <text:p text:style-name="Preformatted_20_Text"><text:s text:c="12"/>e.printStackTrace(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4592632"/>NewIO<text:alphabetical-index-mark-end text:id="IMark94278784592632"/></text:p>
      <text:p text:style-name="Preformatted_20_Text">=========</text:p>
      <text:p text:style-name="Preformatted_20_Text">package com.example.java;</text:p>
      <text:p text:style-name="Preformatted_20_Text"/>
      <text:p text:style-name="Preformatted_20_Text">import java.io.IOException;</text:p>
      <text:p text:style-name="Preformatted_20_Text">import java.nio.file.Files;</text:p>
      <text:p text:style-name="Preformatted_20_Text">import java.nio.file.Path;</text:p>
      <text:p text:style-name="Preformatted_20_Text">import java.nio.file.Paths;</text:p>
      <text:p text:style-name="Preformatted_20_Text">import java.nio.file.StandardCopyOption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Path sourceFile = Paths.get("files", "loremipsum.txt");</text:p>
      <text:p text:style-name="Preformatted_20_Text"><text:s text:c="8"/>Path targetFile = Paths.get("files", "target.txt");</text:p>
      <text:p text:style-name="Preformatted_20_Text"/>
      <text:p text:style-name="Preformatted_20_Text"><text:s text:c="8"/>try {</text:p>
      <text:p text:style-name="Preformatted_20_Text"><text:s text:c="12"/>Files.copy(sourceFile, targetFile, StandardCopyOption.REPLACE_EXISTING);</text:p>
      <text:p text:style-name="Preformatted_20_Text"><text:s text:c="12"/>System.out.println("File copied!");</text:p>
      <text:p text:style-name="Preformatted_20_Text"><text:s text:c="8"/>} catch (IOException e) {</text:p>
      <text:p text:style-name="Preformatted_20_Text"><text:s text:c="12"/>e.printStackTrace(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91502712"/>ApacheCommons<text:alphabetical-index-mark-end text:id="IMark94278691502712"/></text:p>
      <text:p text:style-name="Preformatted_20_Text">===============</text:p>
      <text:p text:style-name="Preformatted_20_Text">package com.example.java;</text:p>
      <text:p text:style-name="Preformatted_20_Text"/>
      <text:p text:style-name="Preformatted_20_Text">import org.apache.commons.io.FileUtils;</text:p>
      <text:p text:style-name="Preformatted_20_Text"/>
      <text:p text:style-name="Preformatted_20_Text">import java.io.File;</text:p>
      <text:p text:style-name="Preformatted_20_Text">import java.io.IOException;</text:p>
      <text:p text:style-name="Preformatted_20_Text"/>
      <text:p text:style-name="Preformatted_20_Text">public class Main {</text:p>
      <text:p text:style-name="Preformatted_20_Text"/>
      <text:p text:style-name="Preformatted_20_Text"><text:s text:c="4"/>public static void main(String[] args) {</text:p>
      <text:p text:style-name="Preformatted_20_Text"/>
      <text:p text:style-name="Preformatted_20_Text"><text:s text:c="8"/>File sourceFile = new File("files/loremipsum.txt");</text:p>
      <text:p text:style-name="Preformatted_20_Text"><text:s text:c="8"/>File targetFile = new File("files/target.txt");</text:p>
      <text:p text:style-name="Preformatted_20_Text"/>
      <text:p text:style-name="Preformatted_20_Text"><text:s text:c="8"/>try {</text:p>
      <text:p text:style-name="Preformatted_20_Text"><text:s text:c="12"/>FileUtils.copyFile(sourceFile, targetFile);</text:p>
      <text:p text:style-name="Preformatted_20_Text"><text:s text:c="12"/>System.out.println("File copied!");</text:p>
      <text:p text:style-name="Preformatted_20_Text"><text:s text:c="8"/>} catch (IOException e) {</text:p>
      <text:p text:style-name="Preformatted_20_Text"><text:soft-page-break/><text:s text:c="12"/>e.printStackTrace(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>}</text:p>
      <text:p text:style-name="Preformatted_20_Text"/>
      <text:p text:style-name="Preformatted_20_Text">//<text:alphabetical-index-mark-start text:id="IMark94278680059736"/>Internet<text:alphabetical-index-mark-end text:id="IMark94278680059736"/></text:p>
      <text:p text:style-name="Preformatted_20_Text">=============</text:p>
      <text:p text:style-name="Preformatted_20_Text">package com.example.java;</text:p>
      <text:p text:style-name="Preformatted_20_Text"/>
      <text:p text:style-name="Preformatted_20_Text">import java.io.BufferedInputStream;</text:p>
      <text:p text:style-name="Preformatted_20_Text">import java.io.IOException;</text:p>
      <text:p text:style-name="Preformatted_20_Text">import java.io.InputStream;</text:p>
      <text:p text:style-name="Preformatted_20_Text">import java.net.URL;</text:p>
      <text:p text:style-name="Preformatted_20_Text"/>
      <text:p text:style-name="Preformatted_20_Text">public class Main {</text:p>
      <text:p text:style-name="Preformatted_20_Text"/>
      <text:p text:style-name="Preformatted_20_Text"><text:s text:c="4"/>private static final String FLOWERS_FEED =</text:p>
      <text:p text:style-name="Preformatted_20_Text"><text:s text:c="12"/>"http://services.hanselandpetal.com/feeds/flowers.xml";</text:p>
      <text:p text:style-name="Preformatted_20_Text"/>
      <text:p text:style-name="Preformatted_20_Text"><text:s text:c="4"/>public static void main(String[] args) throws IOException {</text:p>
      <text:p text:style-name="Preformatted_20_Text"/>
      <text:p text:style-name="Preformatted_20_Text"><text:s text:c="8"/>InputStream stream = null;</text:p>
      <text:p text:style-name="Preformatted_20_Text"><text:s text:c="8"/>BufferedInputStream buf = null;</text:p>
      <text:p text:style-name="Preformatted_20_Text"/>
      <text:p text:style-name="Preformatted_20_Text"><text:s text:c="8"/>try {</text:p>
      <text:p text:style-name="Preformatted_20_Text"><text:s text:c="12"/>URL url = new URL(FLOWERS_FEED);</text:p>
      <text:p text:style-name="Preformatted_20_Text"><text:s text:c="12"/>stream = url.openStream();</text:p>
      <text:p text:style-name="Preformatted_20_Text"><text:s text:c="12"/>buf = new BufferedInputStream(stream);</text:p>
      <text:p text:style-name="Preformatted_20_Text"/>
      <text:p text:style-name="Preformatted_20_Text"><text:s text:c="12"/>StringBuilder sb = new StringBuilder();</text:p>
      <text:p text:style-name="Preformatted_20_Text"/>
      <text:p text:style-name="Preformatted_20_Text"><text:s text:c="12"/>while (true) {</text:p>
      <text:p text:style-name="Preformatted_20_Text"><text:s text:c="16"/>int data = buf.read();</text:p>
      <text:p text:style-name="Preformatted_20_Text"/>
      <text:p text:style-name="Preformatted_20_Text"><text:s text:c="16"/>if (data == -1) {</text:p>
      <text:p text:style-name="Preformatted_20_Text"><text:s text:c="20"/>break;</text:p>
      <text:p text:style-name="Preformatted_20_Text"><text:s text:c="16"/>} else {</text:p>
      <text:p text:style-name="Preformatted_20_Text"><text:s text:c="20"/>sb.append((char)data);</text:p>
      <text:p text:style-name="Preformatted_20_Text"><text:s text:c="16"/>}</text:p>
      <text:p text:style-name="Preformatted_20_Text"><text:s text:c="12"/>}</text:p>
      <text:p text:style-name="Preformatted_20_Text"/>
      <text:p text:style-name="Preformatted_20_Text"><text:s text:c="12"/>System.out.println(sb);</text:p>
      <text:p text:style-name="Preformatted_20_Text"><text:s text:c="8"/>} catch (IOException e) {</text:p>
      <text:p text:style-name="Preformatted_20_Text"><text:s text:c="12"/>e.printStackTrace();</text:p>
      <text:p text:style-name="Preformatted_20_Text"><text:s text:c="8"/>} finally {</text:p>
      <text:p text:style-name="Preformatted_20_Text"><text:s text:c="12"/>stream.close();;</text:p>
      <text:p text:style-name="Preformatted_20_Text"><text:s text:c="12"/>buf.close(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782611256"/>JavaDoc<text:alphabetical-index-mark-end text:id="IMark94278782611256"/></text:p>
      <text:p text:style-name="Preformatted_20_Text">===========</text:p>
      <text:p text:style-name="Preformatted_20_Text">package com.example.java.model;</text:p>
      <text:p text:style-name="Preformatted_20_Text"/>
      <text:p text:style-name="Preformatted_20_Text">public class Kalamata extends Olive {</text:p>
      <text:p text:style-name="Preformatted_20_Text"/>
      <text:p text:style-name="Preformatted_20_Text"><text:s text:c="4"/>public Kalamata() {</text:p>
      <text:p text:style-name="Preformatted_20_Text"><text:s text:c="8"/>super(OliveName.KALAMATA, OliveColor.PURPLE, 2)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oft-page-break/><text:s text:c="4"/>public String getOrigin() {</text:p>
      <text:p text:style-name="Preformatted_20_Text"><text:s text:c="8"/>return "Greece";</text:p>
      <text:p text:style-name="Preformatted_20_Text"><text:s text:c="4"/>}</text:p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class Ligurian extends Olive {</text:p>
      <text:p text:style-name="Preformatted_20_Text"/>
      <text:p text:style-name="Preformatted_20_Text"><text:s text:c="4"/>public Ligurian() {</text:p>
      <text:p text:style-name="Preformatted_20_Text"><text:s text:c="8"/>super(OliveName.LIGURIAN, OliveColor.BLACK, 5)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getOrigin() {</text:p>
      <text:p text:style-name="Preformatted_20_Text"><text:s text:c="8"/>return "Italy";</text:p>
      <text:p text:style-name="Preformatted_20_Text"><text:s text:c="4"/>}</text:p>
      <text:p text:style-name="Preformatted_20_Text">}</text:p>
      <text:p text:style-name="Preformatted_20_Text">package com.example.java.model;</text:p>
      <text:p text:style-name="Preformatted_20_Text"/>
      <text:p text:style-name="Preformatted_20_Text">public abstract class Olive {</text:p>
      <text:p text:style-name="Preformatted_20_Text"/>
      <text:p text:style-name="Preformatted_20_Text"><text:s text:c="4"/>private OliveName name;</text:p>
      <text:p text:style-name="Preformatted_20_Text"><text:s text:c="4"/>private OliveColor color;</text:p>
      <text:p text:style-name="Preformatted_20_Text"><text:s text:c="4"/>private int oil;</text:p>
      <text:p text:style-name="Preformatted_20_Text"/>
      <text:p text:style-name="Preformatted_20_Text"><text:s text:c="4"/>public Olive(OliveName name, OliveColor color, int oil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public OliveName getName() {</text:p>
      <text:p text:style-name="Preformatted_20_Text"><text:s text:c="8"/>return name;</text:p>
      <text:p text:style-name="Preformatted_20_Text"><text:s text:c="4"/>}</text:p>
      <text:p text:style-name="Preformatted_20_Text"/>
      <text:p text:style-name="Preformatted_20_Text"><text:s text:c="4"/>public void setName(OliveName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public OliveColor getColor() {</text:p>
      <text:p text:style-name="Preformatted_20_Text"><text:s text:c="8"/>return color;</text:p>
      <text:p text:style-name="Preformatted_20_Text"><text:s text:c="4"/>}</text:p>
      <text:p text:style-name="Preformatted_20_Text"/>
      <text:p text:style-name="Preformatted_20_Text"><text:s text:c="4"/>public void setColor(OliveColor color) {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public int crush() {</text:p>
      <text:p text:style-name="Preformatted_20_Text"><text:s text:c="8"/>String msg = name + ", from " + getOrigin() +</text:p>
      <text:p text:style-name="Preformatted_20_Text"><text:s text:c="16"/>": " + oil + " units";</text:p>
      <text:p text:style-name="Preformatted_20_Text"><text:s text:c="8"/>System.out.println(msg);</text:p>
      <text:p text:style-name="Preformatted_20_Text"><text:s text:c="8"/>return oil;</text:p>
      <text:p text:style-name="Preformatted_20_Text"><text:s text:c="4"/>}</text:p>
      <text:p text:style-name="Preformatted_20_Text"/>
      <text:p text:style-name="Preformatted_20_Text"><text:s text:c="4"/>public void setOil(int oil) {</text:p>
      <text:p text:style-name="Preformatted_20_Text"><text:s text:c="8"/>this.oil = oil;</text:p>
      <text:p text:style-name="Preformatted_20_Text"><text:s text:c="4"/>}</text:p>
      <text:p text:style-name="Preformatted_20_Text"/>
      <text:p text:style-name="Preformatted_20_Text"><text:s text:c="4"/>public abstract String getOrigin();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.toString();</text:p>
      <text:p text:style-name="Preformatted_20_Text"><text:s text:c="4"/>}</text:p>
      <text:p text:style-name="Preformatted_20_Text"><text:soft-page-break/></text:p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enum OliveColor {</text:p>
      <text:p text:style-name="Preformatted_20_Text"/>
      <text:p text:style-name="Preformatted_20_Text"><text:s text:c="4"/>PURPLE("Purple", 0x2E0854), BLACK("Black", 0x000000), GREEN("Green", 0x00FF00);</text:p>
      <text:p text:style-name="Preformatted_20_Text"/>
      <text:p text:style-name="Preformatted_20_Text"><text:s text:c="4"/>String name;</text:p>
      <text:p text:style-name="Preformatted_20_Text"><text:s text:c="4"/>long color;</text:p>
      <text:p text:style-name="Preformatted_20_Text"/>
      <text:p text:style-name="Preformatted_20_Text"><text:s text:c="4"/>OliveColor(String name, long color) {</text:p>
      <text:p text:style-name="Preformatted_20_Text"><text:s text:c="8"/>this.name = name;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;</text:p>
      <text:p text:style-name="Preformatted_20_Text"><text:s text:c="4"/>}</text:p>
      <text:p text:style-name="Preformatted_20_Text">}</text:p>
      <text:p text:style-name="Preformatted_20_Text"/>
      <text:p text:style-name="Preformatted_20_Text">package com.example.java.model;</text:p>
      <text:p text:style-name="Preformatted_20_Text"/>
      <text:p text:style-name="Preformatted_20_Text">public enum OliveName {</text:p>
      <text:p text:style-name="Preformatted_20_Text"><text:s text:c="4"/>KALAMATA("Kalamata"), LIGURIAN("Ligurian");</text:p>
      <text:p text:style-name="Preformatted_20_Text"/>
      <text:p text:style-name="Preformatted_20_Text"><text:s text:c="4"/>private String name;</text:p>
      <text:p text:style-name="Preformatted_20_Text"/>
      <text:p text:style-name="Preformatted_20_Text"><text:s text:c="4"/>OliveName(String name) {</text:p>
      <text:p text:style-name="Preformatted_20_Text"><text:s text:c="8"/>this.name = name;</text:p>
      <text:p text:style-name="Preformatted_20_Text"><text:s text:c="4"/>}</text:p>
      <text:p text:style-name="Preformatted_20_Text"/>
      <text:p text:style-name="Preformatted_20_Text"><text:s text:c="4"/>@Override</text:p>
      <text:p text:style-name="Preformatted_20_Text"><text:s text:c="4"/>public String toString() {</text:p>
      <text:p text:style-name="Preformatted_20_Text"><text:s text:c="8"/>return name;</text:p>
      <text:p text:style-name="Preformatted_20_Text"><text:s text:c="4"/>}</text:p>
      <text:p text:style-name="Preformatted_20_Text">}</text:p>
      <text:p text:style-name="Preformatted_20_Text"/>
      <text:p text:style-name="Preformatted_20_Text">package com.example.java;</text:p>
      <text:p text:style-name="Preformatted_20_Text"/>
      <text:p text:style-name="Preformatted_20_Text">import com.example.java.model.*;</text:p>
      <text:p text:style-name="Preformatted_20_Text"/>
      <text:p text:style-name="Preformatted_20_Text">import java.util.ArrayList;</text:p>
      <text:p text:style-name="Preformatted_20_Text">import java.util.List;</text:p>
      <text:p text:style-name="Preformatted_20_Text"/>
      <text:p text:style-name="Preformatted_20_Text">/**</text:p>
      <text:p text:style-name="Preformatted_20_Text"><text:s/>* This is an &lt;b&gt;olive press&lt;/b&gt; application, and its job is to &lt;i&gt;press olives&lt;/i&gt;!!</text:p>
      <text:p text:style-name="Preformatted_20_Text"><text:s/>*/</text:p>
      <text:p text:style-name="Preformatted_20_Text">public class Main {</text:p>
      <text:p text:style-name="Preformatted_20_Text"/>
      <text:p text:style-name="Preformatted_20_Text"><text:s text:c="4"/>/**</text:p>
      <text:p text:style-name="Preformatted_20_Text"><text:s text:c="5"/>* The main method</text:p>
      <text:p text:style-name="Preformatted_20_Text"><text:s text:c="5"/>* @param args - an array of String values</text:p>
      <text:p text:style-name="Preformatted_20_Text"><text:s text:c="5"/>*/</text:p>
      <text:p text:style-name="Preformatted_20_Text"><text:s text:c="4"/>public static void main(String[] args) {</text:p>
      <text:p text:style-name="Preformatted_20_Text"/>
      <text:p text:style-name="Preformatted_20_Text"><text:s text:c="8"/>List&lt;Olive&gt; olives = new ArrayList&lt;&gt;();</text:p>
      <text:p text:style-name="Preformatted_20_Text"><text:s text:c="8"/>olives.add(new Kalamata());</text:p>
      <text:p text:style-name="Preformatted_20_Text"><text:s text:c="8"/>olives.add(new Kalamata());</text:p>
      <text:p text:style-name="Preformatted_20_Text"><text:s text:c="8"/>olives.add(new Ligurian());</text:p>
      <text:p text:style-name="Preformatted_20_Text"><text:s text:c="8"/>olives.add(new Ligurian());</text:p>
      <text:p text:style-name="Preformatted_20_Text"><text:soft-page-break/><text:s text:c="8"/>olives.add(new Ligurian());</text:p>
      <text:p text:style-name="Preformatted_20_Text"><text:s text:c="8"/>olives.add(new Ligurian());</text:p>
      <text:p text:style-name="Preformatted_20_Text"/>
      <text:p text:style-name="Preformatted_20_Text"><text:s text:c="8"/>OlivePress press = new OlivePress();</text:p>
      <text:p text:style-name="Preformatted_20_Text"><text:s text:c="8"/>int totalOil = press.getOil(olives);</text:p>
      <text:p text:style-name="Preformatted_20_Text"/>
      <text:p text:style-name="Preformatted_20_Text"><text:s text:c="8"/>System.out.println("You got " + totalOil + " units of oil");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package com.example.java;</text:p>
      <text:p text:style-name="Preformatted_20_Text"/>
      <text:p text:style-name="Preformatted_20_Text">import com.example.java.model.Olive;</text:p>
      <text:p text:style-name="Preformatted_20_Text"/>
      <text:p text:style-name="Preformatted_20_Text">import java.util.List;</text:p>
      <text:p text:style-name="Preformatted_20_Text"/>
      <text:p text:style-name="Preformatted_20_Text">public class OlivePress {</text:p>
      <text:p text:style-name="Preformatted_20_Text"/>
      <text:p text:style-name="Preformatted_20_Text"><text:tab/>public int getOil(List&lt;Olive&gt; olives) {</text:p>
      <text:p text:style-name="Preformatted_20_Text"/>
      <text:p text:style-name="Preformatted_20_Text"><text:tab/><text:tab/>int totalOil = 0;</text:p>
      <text:p text:style-name="Preformatted_20_Text"><text:tab/><text:tab/>for (Olive o : olives) {</text:p>
      <text:p text:style-name="Preformatted_20_Text"><text:tab/><text:tab/><text:tab/>totalOil += o.crush();</text:p>
      <text:p text:style-name="Preformatted_20_Text"><text:tab/><text:tab/>}</text:p>
      <text:p text:style-name="Preformatted_20_Text"/>
      <text:p text:style-name="Preformatted_20_Text"><text:tab/><text:tab/>return totalOil;</text:p>
      <text:p text:style-name="Preformatted_20_Text"/>
      <text:p text:style-name="Preformatted_20_Text"><text:tab/>}</text:p>
      <text:p text:style-name="Preformatted_20_Text"/>
      <text:p text:style-name="Preformatted_20_Text">}</text:p>
      <text:p text:style-name="Preformatted_20_Text"/>
      <text:p text:style-name="Preformatted_20_Text">//<text:alphabetical-index-mark-start text:id="IMark94278680211368"/>Jar files<text:alphabetical-index-mark-end text:id="IMark94278680211368"/></text:p>
      <text:p text:style-name="Preformatted_20_Text">===========</text:p>
      <text:p text:style-name="Preformatted_20_Text">package com.example.java;</text:p>
      <text:p text:style-name="Preformatted_20_Text"/>
      <text:p text:style-name="Preformatted_20_Text">import java.io.BufferedInputStream;</text:p>
      <text:p text:style-name="Preformatted_20_Text">import java.io.IOException;</text:p>
      <text:p text:style-name="Preformatted_20_Text">import java.io.InputStream;</text:p>
      <text:p text:style-name="Preformatted_20_Text">import java.net.URL;</text:p>
      <text:p text:style-name="Preformatted_20_Text"/>
      <text:p text:style-name="Preformatted_20_Text">public class Main {</text:p>
      <text:p text:style-name="Preformatted_20_Text"/>
      <text:p text:style-name="Preformatted_20_Text"><text:s text:c="4"/>private static final String FLOWERS_FEED =</text:p>
      <text:p text:style-name="Preformatted_20_Text"><text:s text:c="12"/>"http://services.hanselandpetal.com/feeds/flowers.xml";</text:p>
      <text:p text:style-name="Preformatted_20_Text"/>
      <text:p text:style-name="Preformatted_20_Text"><text:s text:c="4"/>public static void main(String[] args) throws IOException {</text:p>
      <text:p text:style-name="Preformatted_20_Text"/>
      <text:p text:style-name="Preformatted_20_Text"><text:s text:c="8"/>InputStream stream = null;</text:p>
      <text:p text:style-name="Preformatted_20_Text"><text:s text:c="8"/>BufferedInputStream buf = null;</text:p>
      <text:p text:style-name="Preformatted_20_Text"/>
      <text:p text:style-name="Preformatted_20_Text"><text:s text:c="8"/>try {</text:p>
      <text:p text:style-name="Preformatted_20_Text"><text:s text:c="12"/>URL url = new URL(FLOWERS_FEED);</text:p>
      <text:p text:style-name="Preformatted_20_Text"><text:s text:c="12"/>stream = url.openStream();</text:p>
      <text:p text:style-name="Preformatted_20_Text"><text:s text:c="12"/>buf = new BufferedInputStream(stream);</text:p>
      <text:p text:style-name="Preformatted_20_Text"/>
      <text:p text:style-name="Preformatted_20_Text"><text:s text:c="12"/>StringBuilder sb = new StringBuilder();</text:p>
      <text:p text:style-name="Preformatted_20_Text"/>
      <text:p text:style-name="Preformatted_20_Text"><text:s text:c="12"/>while (true) {</text:p>
      <text:p text:style-name="Preformatted_20_Text"><text:s text:c="16"/>int data = buf.read();</text:p>
      <text:p text:style-name="Preformatted_20_Text"/>
      <text:p text:style-name="Preformatted_20_Text"><text:s text:c="16"/>if (data == -1) {</text:p>
      <text:p text:style-name="Preformatted_20_Text"><text:s text:c="20"/>break;</text:p>
      <text:p text:style-name="Preformatted_20_Text"><text:s text:c="16"/>} else {</text:p>
      <text:p text:style-name="Preformatted_20_Text"><text:soft-page-break/><text:s text:c="20"/>sb.append((char)data);</text:p>
      <text:p text:style-name="Preformatted_20_Text"><text:s text:c="16"/>}</text:p>
      <text:p text:style-name="Preformatted_20_Text"><text:s text:c="12"/>}</text:p>
      <text:p text:style-name="Preformatted_20_Text"/>
      <text:p text:style-name="Preformatted_20_Text"><text:s text:c="12"/>System.out.println(sb);</text:p>
      <text:p text:style-name="Preformatted_20_Text"><text:s text:c="8"/>} catch (IOException e) {</text:p>
      <text:p text:style-name="Preformatted_20_Text"><text:s text:c="12"/>e.printStackTrace();</text:p>
      <text:p text:style-name="Preformatted_20_Text"><text:s text:c="8"/>} finally {</text:p>
      <text:p text:style-name="Preformatted_20_Text"><text:s text:c="12"/>stream.close();;</text:p>
      <text:p text:style-name="Preformatted_20_Text"><text:s text:c="12"/>buf.close();</text:p>
      <text:p text:style-name="Preformatted_20_Text"><text:s text:c="8"/>}</text:p>
      <text:p text:style-name="Preformatted_20_Text"/>
      <text:p text:style-name="Preformatted_20_Text"><text:s text:c="4"/>}</text:p>
      <text:p text:style-name="Preformatted_20_Text"/>
      <text:p text:style-name="Preformatted_20_Text">}</text:p>
      <text:p text:style-name="P5">Alphabetical Index</text:p>
      <text:p text:style-name="P3">Abstract<text:tab/>34</text:p>
      <text:p text:style-name="P3">ApacheCommons<text:tab/>37</text:p>
      <text:p text:style-name="P3">ArrayList<text:tab/>15</text:p>
      <text:p text:style-name="P3">Boolean (parseBoolean)<text:tab/>4</text:p>
      <text:p text:style-name="P3">Character<text:tab/>5</text:p>
      <text:p text:style-name="P3">ClassRelationships<text:tab/>20</text:p>
      <text:p text:style-name="P3">Compare String<text:tab/>6</text:p>
      <text:p text:style-name="P3">ComplexCalc<text:tab/>13</text:p>
      <text:p text:style-name="P3">Constants<text:tab/>25</text:p>
      <text:p text:style-name="P3">Constructors<text:tab/>24</text:p>
      <text:p text:style-name="P3">Converting Numbers<text:tab/>3</text:p>
      <text:p text:style-name="P3">Copy File<text:tab/>36</text:p>
      <text:p text:style-name="P3">Create class<text:tab/>17</text:p>
      <text:p text:style-name="P3">Currencies<text:tab/>3</text:p>
      <text:p text:style-name="P3">Dates and Times<text:tab/>8</text:p>
      <text:p text:style-name="P3">Debugging<text:tab/>9</text:p>
      <text:p text:style-name="P3">enums<text:tab/>27</text:p>
      <text:p text:style-name="P3">Errors and Exceptions<text:tab/>9</text:p>
      <text:p text:style-name="P3">Extending Classes<text:tab/>28</text:p>
      <text:p text:style-name="P3">Format Numbers<text:tab/>7</text:p>
      <text:p text:style-name="P3">HashMap<text:tab/>16</text:p>
      <text:p text:style-name="P3">If else<text:tab/>11</text:p>
      <text:p text:style-name="P3">Instance Methods<text:tab/>23</text:p>
      <text:p text:style-name="P3">Instance variables<text:tab/>22</text:p>
      <text:p text:style-name="P3">Interfaces<text:tab/>31</text:p>
      <text:p text:style-name="P3">Internet<text:tab/>38</text:p>
      <text:p text:style-name="P3">IterateCollections<text:tab/>16</text:p>
      <text:p text:style-name="P3">Jar files<text:tab/>41</text:p>
      <text:p text:style-name="P3">JavaDoc<text:tab/>38</text:p>
      <text:p text:style-name="P3">loops<text:tab/>11</text:p>
      <text:p text:style-name="P3">Math<text:tab/>4</text:p>
      <text:p text:style-name="P3">Methods<text:tab/>12</text:p>
      <text:p text:style-name="P3">Multiarray<text:tab/>15</text:p>
      <text:p text:style-name="P3">Multicatch<text:tab/>10</text:p>
      <text:p text:style-name="P3">NestedClasses<text:tab/>19</text:p>
      <text:p text:style-name="P3">NewIO<text:tab/>37</text:p>
      <text:p text:style-name="P3">Numbers<text:tab/>6</text:p>
      <text:p text:style-name="P3">Overloading<text:tab/>12</text:p>
      <text:p text:style-name="P3">Parsing Strings<text:tab/>7</text:p>
      <text:p text:style-name="P3">Simple Array<text:tab/>14</text:p>
      <text:p text:style-name="P3">String StringBuilder // Scanner<text:tab/>6</text:p>
      <text:p text:style-name="P3">Strings and chars<text:tab/>5</text:p>
      <text:p text:style-name="P3">switch<text:tab/>11</text:p>
      <text:p text:style-name="P3">throw<text:tab/>10</text:p>
      <text:p text:style-name="P3">Try and catch<text:tab/>9</text:p>
      <text:p text:style-name="P3">Work With Arguments<text:tab/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2T00:11:49.122746469</dc:date>
    <dc:creator>rpc </dc:creator>
    <meta:editing-duration>PT17M7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43" meta:paragraph-count="1988" meta:word-count="5993" meta:character-count="56122" meta:non-whitespace-character-count="41165"/>
  </office:meta>
</office:document-meta>
</file>